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11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30422" table:style-name="ce57">
            <text:p>8,830,422</text:p>
          </table:table-cell>
          <table:table-cell office:value-type="float" office:value="23598776" table:style-name="ce58">
            <text:p>23,598,776</text:p>
          </table:table-cell>
          <table:table-cell office:value-type="float" office:value="11704260" table:style-name="ce58">
            <text:p>11,704,260</text:p>
          </table:table-cell>
          <table:table-cell office:value-type="float" office:value="11894516" table:style-name="ce59">
            <text:p>11,894,516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3110" table:style-name="ce57">
            <text:p>1,583,110</text:p>
          </table:table-cell>
          <table:table-cell office:value-type="float" office:value="4016477" table:style-name="ce62">
            <text:p>4,016,477</text:p>
          </table:table-cell>
          <table:table-cell office:value-type="float" office:value="1962897" table:style-name="ce62">
            <text:p>1,962,897</text:p>
          </table:table-cell>
          <table:table-cell office:value-type="float" office:value="2053580" table:style-name="ce59">
            <text:p>2,053,58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088" table:style-name="ce57">
            <text:p>1,061,088</text:p>
          </table:table-cell>
          <table:table-cell office:value-type="float" office:value="2645293" table:style-name="ce62">
            <text:p>2,645,293</text:p>
          </table:table-cell>
          <table:table-cell office:value-type="float" office:value="1260292" table:style-name="ce62">
            <text:p>1,260,292</text:p>
          </table:table-cell>
          <table:table-cell office:value-type="float" office:value="1385001" table:style-name="ce59">
            <text:p>1,385,00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5088" table:style-name="ce57">
            <text:p>825,088</text:p>
          </table:table-cell>
          <table:table-cell office:value-type="float" office:value="2246893" table:style-name="ce62">
            <text:p>2,246,893</text:p>
          </table:table-cell>
          <table:table-cell office:value-type="float" office:value="1115184" table:style-name="ce62">
            <text:p>1,115,184</text:p>
          </table:table-cell>
          <table:table-cell office:value-type="float" office:value="1131709" table:style-name="ce59">
            <text:p>1,131,70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6245" table:style-name="ce57">
            <text:p>986,245</text:p>
          </table:table-cell>
          <table:table-cell office:value-type="float" office:value="2814224" table:style-name="ce62">
            <text:p>2,814,224</text:p>
          </table:table-cell>
          <table:table-cell office:value-type="float" office:value="1383744" table:style-name="ce62">
            <text:p>1,383,744</text:p>
          </table:table-cell>
          <table:table-cell office:value-type="float" office:value="1430480" table:style-name="ce59">
            <text:p>1,430,48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6194" table:style-name="ce57">
            <text:p>696,194</text:p>
          </table:table-cell>
          <table:table-cell office:value-type="float" office:value="1881156" table:style-name="ce62">
            <text:p>1,881,156</text:p>
          </table:table-cell>
          <table:table-cell office:value-type="float" office:value="937540" table:style-name="ce62">
            <text:p>937,540</text:p>
          </table:table-cell>
          <table:table-cell office:value-type="float" office:value="943616" table:style-name="ce59">
            <text:p>943,616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0031" table:style-name="ce57">
            <text:p>1,110,031</text:p>
          </table:table-cell>
          <table:table-cell office:value-type="float" office:value="2773060" table:style-name="ce61">
            <text:p>2,773,060</text:p>
          </table:table-cell>
          <table:table-cell office:value-type="float" office:value="1369972" table:style-name="ce62">
            <text:p>1,369,972</text:p>
          </table:table-cell>
          <table:table-cell office:value-type="float" office:value="1403088" table:style-name="ce59">
            <text:p>1,403,088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4276" table:style-name="ce57">
            <text:p>2,524,276</text:p>
          </table:table-cell>
          <table:table-cell office:value-type="float" office:value="7068431" table:style-name="ce61">
            <text:p>7,068,431</text:p>
          </table:table-cell>
          <table:table-cell office:value-type="float" office:value="3597177" table:style-name="ce62">
            <text:p>3,597,177</text:p>
          </table:table-cell>
          <table:table-cell office:value-type="float" office:value="3471254" table:style-name="ce59">
            <text:p>3,471,254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806" table:style-name="ce36">
            <text:p>170,806</text:p>
          </table:table-cell>
          <table:table-cell office:value-type="float" office:value="454226" table:style-name="ce37">
            <text:p>454,226</text:p>
          </table:table-cell>
          <table:table-cell office:value-type="float" office:value="229269" table:style-name="ce37">
            <text:p>229,269</text:p>
          </table:table-cell>
          <table:table-cell office:value-type="float" office:value="224957" table:style-name="ce37">
            <text:p>224,95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0237" table:style-name="ce36">
            <text:p>200,237</text:p>
          </table:table-cell>
          <table:table-cell office:value-type="float" office:value="563368" table:style-name="ce37">
            <text:p>563,368</text:p>
          </table:table-cell>
          <table:table-cell office:value-type="float" office:value="287562" table:style-name="ce37">
            <text:p>287,562</text:p>
          </table:table-cell>
          <table:table-cell office:value-type="float" office:value="275806" table:style-name="ce37">
            <text:p>275,80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115" table:style-name="ce36">
            <text:p>191,115</text:p>
          </table:table-cell>
          <table:table-cell office:value-type="float" office:value="545645" table:style-name="ce37">
            <text:p>545,645</text:p>
          </table:table-cell>
          <table:table-cell office:value-type="float" office:value="281390" table:style-name="ce37">
            <text:p>281,390</text:p>
          </table:table-cell>
          <table:table-cell office:value-type="float" office:value="264255" table:style-name="ce37">
            <text:p>264,25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2740" table:style-name="ce36">
            <text:p>392,740</text:p>
          </table:table-cell>
          <table:table-cell office:value-type="float" office:value="1272789" table:style-name="ce37">
            <text:p>1,272,789</text:p>
          </table:table-cell>
          <table:table-cell office:value-type="float" office:value="647548" table:style-name="ce37">
            <text:p>647,548</text:p>
          </table:table-cell>
          <table:table-cell office:value-type="float" office:value="625241" table:style-name="ce37">
            <text:p>625,24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078" table:style-name="ce36">
            <text:p>179,078</text:p>
          </table:table-cell>
          <table:table-cell office:value-type="float" office:value="494352" table:style-name="ce37">
            <text:p>494,352</text:p>
          </table:table-cell>
          <table:table-cell office:value-type="float" office:value="252852" table:style-name="ce37">
            <text:p>252,852</text:p>
          </table:table-cell>
          <table:table-cell office:value-type="float" office:value="241500" table:style-name="ce37">
            <text:p>241,50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073" table:style-name="ce36">
            <text:p>242,073</text:p>
          </table:table-cell>
          <table:table-cell office:value-type="float" office:value="681584" table:style-name="ce37">
            <text:p>681,584</text:p>
          </table:table-cell>
          <table:table-cell office:value-type="float" office:value="352969" table:style-name="ce37">
            <text:p>352,969</text:p>
          </table:table-cell>
          <table:table-cell office:value-type="float" office:value="328615" table:style-name="ce37">
            <text:p>328,6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692" table:style-name="ce36">
            <text:p>183,692</text:p>
          </table:table-cell>
          <table:table-cell office:value-type="float" office:value="503357" table:style-name="ce37">
            <text:p>503,357</text:p>
          </table:table-cell>
          <table:table-cell office:value-type="float" office:value="261375" table:style-name="ce37">
            <text:p>261,375</text:p>
          </table:table-cell>
          <table:table-cell office:value-type="float" office:value="241982" table:style-name="ce37">
            <text:p>241,9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857" table:style-name="ce36">
            <text:p>289,857</text:p>
          </table:table-cell>
          <table:table-cell office:value-type="float" office:value="819429" table:style-name="ce37">
            <text:p>819,429</text:p>
          </table:table-cell>
          <table:table-cell office:value-type="float" office:value="417941" table:style-name="ce37">
            <text:p>417,941</text:p>
          </table:table-cell>
          <table:table-cell office:value-type="float" office:value="401488" table:style-name="ce37">
            <text:p>401,4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213" table:style-name="ce36">
            <text:p>83,213</text:p>
          </table:table-cell>
          <table:table-cell office:value-type="float" office:value="216966" table:style-name="ce55">
            <text:p>216,966</text:p>
          </table:table-cell>
          <table:table-cell office:value-type="float" office:value="111673" table:style-name="ce37">
            <text:p>111,673</text:p>
          </table:table-cell>
          <table:table-cell office:value-type="float" office:value="105293" table:style-name="ce37">
            <text:p>105,2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51" table:style-name="ce36">
            <text:p>126,751</text:p>
          </table:table-cell>
          <table:table-cell office:value-type="float" office:value="326369" table:style-name="ce37">
            <text:p>326,369</text:p>
          </table:table-cell>
          <table:table-cell office:value-type="float" office:value="165174" table:style-name="ce37">
            <text:p>165,174</text:p>
          </table:table-cell>
          <table:table-cell office:value-type="float" office:value="161195" table:style-name="ce37">
            <text:p>161,1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44" table:style-name="ce36">
            <text:p>41,544</text:p>
          </table:table-cell>
          <table:table-cell office:value-type="float" office:value="105236" table:style-name="ce37">
            <text:p>105,236</text:p>
          </table:table-cell>
          <table:table-cell office:value-type="float" office:value="54316" table:style-name="ce37">
            <text:p>54,316</text:p>
          </table:table-cell>
          <table:table-cell office:value-type="float" office:value="50920" table:style-name="ce37">
            <text:p>50,9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27" table:style-name="ce36">
            <text:p>154,527</text:p>
          </table:table-cell>
          <table:table-cell office:value-type="float" office:value="368905" table:style-name="ce37">
            <text:p>368,905</text:p>
          </table:table-cell>
          <table:table-cell office:value-type="float" office:value="184153" table:style-name="ce37">
            <text:p>184,153</text:p>
          </table:table-cell>
          <table:table-cell office:value-type="float" office:value="184752" table:style-name="ce37">
            <text:p>184,7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018" table:style-name="ce36">
            <text:p>168,018</text:p>
          </table:table-cell>
          <table:table-cell office:value-type="float" office:value="448472" table:style-name="ce37">
            <text:p>448,472</text:p>
          </table:table-cell>
          <table:table-cell office:value-type="float" office:value="221125" table:style-name="ce37">
            <text:p>221,125</text:p>
          </table:table-cell>
          <table:table-cell office:value-type="float" office:value="227347" table:style-name="ce37">
            <text:p>227,3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625" table:style-name="ce36">
            <text:p>100,625</text:p>
          </table:table-cell>
          <table:table-cell office:value-type="float" office:value="267733" table:style-name="ce37">
            <text:p>267,733</text:p>
          </table:table-cell>
          <table:table-cell office:value-type="float" office:value="129830" table:style-name="ce37">
            <text:p>129,830</text:p>
          </table:table-cell>
          <table:table-cell office:value-type="float" office:value="137903" table:style-name="ce37">
            <text:p>137,90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390" table:style-name="ce57">
            <text:p>44,390</text:p>
          </table:table-cell>
          <table:table-cell office:value-type="float" office:value="153242" table:style-name="ce61">
            <text:p>153,242</text:p>
          </table:table-cell>
          <table:table-cell office:value-type="float" office:value="77454" table:style-name="ce61">
            <text:p>77,454</text:p>
          </table:table-cell>
          <table:table-cell office:value-type="float" office:value="75788" table:style-name="ce61">
            <text:p>75,7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196" table:style-name="ce36">
            <text:p>41,196</text:p>
          </table:table-cell>
          <table:table-cell office:value-type="float" office:value="140149" table:style-name="ce37">
            <text:p>140,149</text:p>
          </table:table-cell>
          <table:table-cell office:value-type="float" office:value="69956" table:style-name="ce37">
            <text:p>69,956</text:p>
          </table:table-cell>
          <table:table-cell office:value-type="float" office:value="70193" table:style-name="ce37">
            <text:p>70,19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94" table:style-name="ce38">
            <text:p>3,194</text:p>
          </table:table-cell>
          <table:table-cell office:value-type="float" office:value="13093" table:style-name="ce39">
            <text:p>13,093</text:p>
          </table:table-cell>
          <table:table-cell office:value-type="float" office:value="7498" table:style-name="ce39">
            <text:p>7,498</text:p>
          </table:table-cell>
          <table:table-cell office:value-type="float" office:value="5595" table:style-name="ce39">
            <text:p>5,595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12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3110" table:style-name="ce82">
            <text:p>1,583,110</text:p>
          </table:table-cell>
          <table:table-cell office:value-type="float" office:value="4016477" table:style-name="ce79">
            <text:p>4,016,477</text:p>
          </table:table-cell>
          <table:table-cell office:value-type="float" office:value="1962897" table:style-name="ce79">
            <text:p>1,962,897</text:p>
          </table:table-cell>
          <table:table-cell office:value-type="float" office:value="2053580" table:style-name="ce83">
            <text:p>2,053,5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123" table:style-name="ce9">
            <text:p>215,123</text:p>
          </table:table-cell>
          <table:table-cell office:value-type="float" office:value="556484" table:style-name="ce11">
            <text:p>556,484</text:p>
          </table:table-cell>
          <table:table-cell office:value-type="float" office:value="270849" table:style-name="ce11">
            <text:p>270,849</text:p>
          </table:table-cell>
          <table:table-cell office:value-type="float" office:value="285635" table:style-name="ce23">
            <text:p>285,6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224" table:style-name="ce9">
            <text:p>153,224</text:p>
          </table:table-cell>
          <table:table-cell office:value-type="float" office:value="386251" table:style-name="ce11">
            <text:p>386,251</text:p>
          </table:table-cell>
          <table:table-cell office:value-type="float" office:value="189591" table:style-name="ce11">
            <text:p>189,591</text:p>
          </table:table-cell>
          <table:table-cell office:value-type="float" office:value="196660" table:style-name="ce23">
            <text:p>196,6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589" table:style-name="ce9">
            <text:p>167,589</text:p>
          </table:table-cell>
          <table:table-cell office:value-type="float" office:value="412937" table:style-name="ce11">
            <text:p>412,937</text:p>
          </table:table-cell>
          <table:table-cell office:value-type="float" office:value="199858" table:style-name="ce11">
            <text:p>199,858</text:p>
          </table:table-cell>
          <table:table-cell office:value-type="float" office:value="213079" table:style-name="ce23">
            <text:p>213,07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16" table:style-name="ce9">
            <text:p>91,316</text:p>
          </table:table-cell>
          <table:table-cell office:value-type="float" office:value="220563" table:style-name="ce11">
            <text:p>220,563</text:p>
          </table:table-cell>
          <table:table-cell office:value-type="float" office:value="104577" table:style-name="ce11">
            <text:p>104,577</text:p>
          </table:table-cell>
          <table:table-cell office:value-type="float" office:value="115986" table:style-name="ce23">
            <text:p>115,9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717" table:style-name="ce9">
            <text:p>157,717</text:p>
          </table:table-cell>
          <table:table-cell office:value-type="float" office:value="420140" table:style-name="ce11">
            <text:p>420,140</text:p>
          </table:table-cell>
          <table:table-cell office:value-type="float" office:value="204718" table:style-name="ce11">
            <text:p>204,718</text:p>
          </table:table-cell>
          <table:table-cell office:value-type="float" office:value="215422" table:style-name="ce23">
            <text:p>215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122" table:style-name="ce9">
            <text:p>129,122</text:p>
          </table:table-cell>
          <table:table-cell office:value-type="float" office:value="303365" table:style-name="ce11">
            <text:p>303,365</text:p>
          </table:table-cell>
          <table:table-cell office:value-type="float" office:value="145515" table:style-name="ce11">
            <text:p>145,515</text:p>
          </table:table-cell>
          <table:table-cell office:value-type="float" office:value="157850" table:style-name="ce23">
            <text:p>157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196" table:style-name="ce9">
            <text:p>67,196</text:p>
          </table:table-cell>
          <table:table-cell office:value-type="float" office:value="183966" table:style-name="ce11">
            <text:p>183,966</text:p>
          </table:table-cell>
          <table:table-cell office:value-type="float" office:value="91663" table:style-name="ce11">
            <text:p>91,663</text:p>
          </table:table-cell>
          <table:table-cell office:value-type="float" office:value="92303" table:style-name="ce23">
            <text:p>92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999" table:style-name="ce9">
            <text:p>30,999</text:p>
          </table:table-cell>
          <table:table-cell office:value-type="float" office:value="86827" table:style-name="ce11">
            <text:p>86,827</text:p>
          </table:table-cell>
          <table:table-cell office:value-type="float" office:value="43520" table:style-name="ce11">
            <text:p>43,520</text:p>
          </table:table-cell>
          <table:table-cell office:value-type="float" office:value="43307" table:style-name="ce23">
            <text:p>43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925" table:style-name="ce9">
            <text:p>43,925</text:p>
          </table:table-cell>
          <table:table-cell office:value-type="float" office:value="116414" table:style-name="ce11">
            <text:p>116,414</text:p>
          </table:table-cell>
          <table:table-cell office:value-type="float" office:value="58178" table:style-name="ce11">
            <text:p>58,178</text:p>
          </table:table-cell>
          <table:table-cell office:value-type="float" office:value="58236" table:style-name="ce23">
            <text:p>58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0088" table:style-name="ce9">
            <text:p>80,088</text:p>
          </table:table-cell>
          <table:table-cell office:value-type="float" office:value="178358" table:style-name="ce11">
            <text:p>178,358</text:p>
          </table:table-cell>
          <table:table-cell office:value-type="float" office:value="85354" table:style-name="ce11">
            <text:p>85,354</text:p>
          </table:table-cell>
          <table:table-cell office:value-type="float" office:value="93004" table:style-name="ce23">
            <text:p>93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619" table:style-name="ce9">
            <text:p>89,619</text:p>
          </table:table-cell>
          <table:table-cell office:value-type="float" office:value="203250" table:style-name="ce11">
            <text:p>203,250</text:p>
          </table:table-cell>
          <table:table-cell office:value-type="float" office:value="98942" table:style-name="ce11">
            <text:p>98,942</text:p>
          </table:table-cell>
          <table:table-cell office:value-type="float" office:value="104308" table:style-name="ce23">
            <text:p>104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3" table:style-name="ce9">
            <text:p>16,153</text:p>
          </table:table-cell>
          <table:table-cell office:value-type="float" office:value="39560" table:style-name="ce11">
            <text:p>39,560</text:p>
          </table:table-cell>
          <table:table-cell office:value-type="float" office:value="19957" table:style-name="ce11">
            <text:p>19,957</text:p>
          </table:table-cell>
          <table:table-cell office:value-type="float" office:value="19603" table:style-name="ce23">
            <text:p>19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194" table:style-name="ce9">
            <text:p>88,194</text:p>
          </table:table-cell>
          <table:table-cell office:value-type="float" office:value="237564" table:style-name="ce11">
            <text:p>237,564</text:p>
          </table:table-cell>
          <table:table-cell office:value-type="float" office:value="116864" table:style-name="ce11">
            <text:p>116,864</text:p>
          </table:table-cell>
          <table:table-cell office:value-type="float" office:value="120700" table:style-name="ce23">
            <text:p>120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455" table:style-name="ce9">
            <text:p>72,455</text:p>
          </table:table-cell>
          <table:table-cell office:value-type="float" office:value="201871" table:style-name="ce11">
            <text:p>201,871</text:p>
          </table:table-cell>
          <table:table-cell office:value-type="float" office:value="98963" table:style-name="ce11">
            <text:p>98,963</text:p>
          </table:table-cell>
          <table:table-cell office:value-type="float" office:value="102908" table:style-name="ce23">
            <text:p>102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557" table:style-name="ce9">
            <text:p>33,557</text:p>
          </table:table-cell>
          <table:table-cell office:value-type="float" office:value="87917" table:style-name="ce11">
            <text:p>87,917</text:p>
          </table:table-cell>
          <table:table-cell office:value-type="float" office:value="44261" table:style-name="ce11">
            <text:p>44,261</text:p>
          </table:table-cell>
          <table:table-cell office:value-type="float" office:value="43656" table:style-name="ce23">
            <text:p>43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21" table:style-name="ce9">
            <text:p>28,821</text:p>
          </table:table-cell>
          <table:table-cell office:value-type="float" office:value="78766" table:style-name="ce11">
            <text:p>78,766</text:p>
          </table:table-cell>
          <table:table-cell office:value-type="float" office:value="38882" table:style-name="ce11">
            <text:p>38,882</text:p>
          </table:table-cell>
          <table:table-cell office:value-type="float" office:value="39884" table:style-name="ce23">
            <text:p>39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275" table:style-name="ce9">
            <text:p>46,275</text:p>
          </table:table-cell>
          <table:table-cell office:value-type="float" office:value="115120" table:style-name="ce11">
            <text:p>115,120</text:p>
          </table:table-cell>
          <table:table-cell office:value-type="float" office:value="55940" table:style-name="ce11">
            <text:p>55,940</text:p>
          </table:table-cell>
          <table:table-cell office:value-type="float" office:value="59180" table:style-name="ce23">
            <text:p>59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07" table:style-name="ce9">
            <text:p>9,707</text:p>
          </table:table-cell>
          <table:table-cell office:value-type="float" office:value="23709" table:style-name="ce11">
            <text:p>23,709</text:p>
          </table:table-cell>
          <table:table-cell office:value-type="float" office:value="11850" table:style-name="ce11">
            <text:p>11,850</text:p>
          </table:table-cell>
          <table:table-cell office:value-type="float" office:value="11859" table:style-name="ce23">
            <text:p>11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8" table:style-name="ce9">
            <text:p>3,418</text:p>
          </table:table-cell>
          <table:table-cell office:value-type="float" office:value="7632" table:style-name="ce11">
            <text:p>7,632</text:p>
          </table:table-cell>
          <table:table-cell office:value-type="float" office:value="4160" table:style-name="ce11">
            <text:p>4,160</text:p>
          </table:table-cell>
          <table:table-cell office:value-type="float" office:value="3472" table:style-name="ce23">
            <text:p>3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0" table:style-name="ce9">
            <text:p>2,540</text:p>
          </table:table-cell>
          <table:table-cell office:value-type="float" office:value="6690" table:style-name="ce11">
            <text:p>6,690</text:p>
          </table:table-cell>
          <table:table-cell office:value-type="float" office:value="3645" table:style-name="ce11">
            <text:p>3,645</text:p>
          </table:table-cell>
          <table:table-cell office:value-type="float" office:value="3045" table:style-name="ce23">
            <text:p>3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58" table:style-name="ce9">
            <text:p>9,558</text:p>
          </table:table-cell>
          <table:table-cell office:value-type="float" office:value="22760" table:style-name="ce11">
            <text:p>22,760</text:p>
          </table:table-cell>
          <table:table-cell office:value-type="float" office:value="11703" table:style-name="ce11">
            <text:p>11,703</text:p>
          </table:table-cell>
          <table:table-cell office:value-type="float" office:value="11057" table:style-name="ce23">
            <text:p>11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6" table:style-name="ce9">
            <text:p>4,296</text:p>
          </table:table-cell>
          <table:table-cell office:value-type="float" office:value="11859" table:style-name="ce11">
            <text:p>11,859</text:p>
          </table:table-cell>
          <table:table-cell office:value-type="float" office:value="6166" table:style-name="ce11">
            <text:p>6,166</text:p>
          </table:table-cell>
          <table:table-cell office:value-type="float" office:value="5693" table:style-name="ce23">
            <text:p>5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231" table:style-name="ce9">
            <text:p>15,231</text:p>
          </table:table-cell>
          <table:table-cell office:value-type="float" office:value="39451" table:style-name="ce11">
            <text:p>39,451</text:p>
          </table:table-cell>
          <table:table-cell office:value-type="float" office:value="19688" table:style-name="ce11">
            <text:p>19,688</text:p>
          </table:table-cell>
          <table:table-cell office:value-type="float" office:value="19763" table:style-name="ce23">
            <text:p>19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9" table:style-name="ce9">
            <text:p>2,279</text:p>
          </table:table-cell>
          <table:table-cell office:value-type="float" office:value="4555" table:style-name="ce11">
            <text:p>4,555</text:p>
          </table:table-cell>
          <table:table-cell office:value-type="float" office:value="2528" table:style-name="ce11">
            <text:p>2,528</text:p>
          </table:table-cell>
          <table:table-cell office:value-type="float" office:value="2027" table:style-name="ce23">
            <text:p>2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77" table:style-name="ce9">
            <text:p>3,777</text:p>
          </table:table-cell>
          <table:table-cell office:value-type="float" office:value="8678" table:style-name="ce11">
            <text:p>8,678</text:p>
          </table:table-cell>
          <table:table-cell office:value-type="float" office:value="4703" table:style-name="ce11">
            <text:p>4,703</text:p>
          </table:table-cell>
          <table:table-cell office:value-type="float" office:value="3975" table:style-name="ce23">
            <text:p>3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1" table:style-name="ce9">
            <text:p>4,361</text:p>
          </table:table-cell>
          <table:table-cell office:value-type="float" office:value="12052" table:style-name="ce11">
            <text:p>12,052</text:p>
          </table:table-cell>
          <table:table-cell office:value-type="float" office:value="6156" table:style-name="ce11">
            <text:p>6,156</text:p>
          </table:table-cell>
          <table:table-cell office:value-type="float" office:value="5896" table:style-name="ce23">
            <text:p>5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46" table:style-name="ce9">
            <text:p>7,146</text:p>
          </table:table-cell>
          <table:table-cell office:value-type="float" office:value="21412" table:style-name="ce11">
            <text:p>21,412</text:p>
          </table:table-cell>
          <table:table-cell office:value-type="float" office:value="10540" table:style-name="ce11">
            <text:p>10,540</text:p>
          </table:table-cell>
          <table:table-cell office:value-type="float" office:value="10872" table:style-name="ce23">
            <text:p>10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1" table:style-name="ce9">
            <text:p>7,521</text:p>
          </table:table-cell>
          <table:table-cell office:value-type="float" office:value="21909" table:style-name="ce11">
            <text:p>21,909</text:p>
          </table:table-cell>
          <table:table-cell office:value-type="float" office:value="10996" table:style-name="ce11">
            <text:p>10,996</text:p>
          </table:table-cell>
          <table:table-cell office:value-type="float" office:value="10913" table:style-name="ce23">
            <text:p>10,91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3" table:style-name="ce16">
            <text:p>1,903</text:p>
          </table:table-cell>
          <table:table-cell office:value-type="float" office:value="6417" table:style-name="ce18">
            <text:p>6,417</text:p>
          </table:table-cell>
          <table:table-cell office:value-type="float" office:value="3130" table:style-name="ce18">
            <text:p>3,130</text:p>
          </table:table-cell>
          <table:table-cell office:value-type="float" office:value="3287" table:style-name="ce19">
            <text:p>3,287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5088" table:style-name="ce71">
            <text:p>825,088</text:p>
          </table:table-cell>
          <table:table-cell office:value-type="float" office:value="2246893" table:style-name="ce79">
            <text:p>2,246,893</text:p>
          </table:table-cell>
          <table:table-cell office:value-type="float" office:value="1115184" table:style-name="ce79">
            <text:p>1,115,184</text:p>
          </table:table-cell>
          <table:table-cell office:value-type="float" office:value="1131709" table:style-name="ce83">
            <text:p>1,131,70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2984" table:style-name="ce52">
            <text:p>172,984</text:p>
          </table:table-cell>
          <table:table-cell office:value-type="float" office:value="452343" table:style-name="ce11">
            <text:p>452,343</text:p>
          </table:table-cell>
          <table:table-cell office:value-type="float" office:value="219069" table:style-name="ce11">
            <text:p>219,069</text:p>
          </table:table-cell>
          <table:table-cell office:value-type="float" office:value="233274" table:style-name="ce23">
            <text:p>233,2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6716" table:style-name="ce52">
            <text:p>156,716</text:p>
          </table:table-cell>
          <table:table-cell office:value-type="float" office:value="417098" table:style-name="ce11">
            <text:p>417,098</text:p>
          </table:table-cell>
          <table:table-cell office:value-type="float" office:value="204852" table:style-name="ce11">
            <text:p>204,852</text:p>
          </table:table-cell>
          <table:table-cell office:value-type="float" office:value="212246" table:style-name="ce23">
            <text:p>212,24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441" table:style-name="ce52">
            <text:p>33,441</text:p>
          </table:table-cell>
          <table:table-cell office:value-type="float" office:value="95440" table:style-name="ce11">
            <text:p>95,440</text:p>
          </table:table-cell>
          <table:table-cell office:value-type="float" office:value="48458" table:style-name="ce11">
            <text:p>48,458</text:p>
          </table:table-cell>
          <table:table-cell office:value-type="float" office:value="46982" table:style-name="ce23">
            <text:p>46,9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026" table:style-name="ce52">
            <text:p>61,026</text:p>
          </table:table-cell>
          <table:table-cell office:value-type="float" office:value="172855" table:style-name="ce11">
            <text:p>172,855</text:p>
          </table:table-cell>
          <table:table-cell office:value-type="float" office:value="86861" table:style-name="ce11">
            <text:p>86,861</text:p>
          </table:table-cell>
          <table:table-cell office:value-type="float" office:value="85994" table:style-name="ce23">
            <text:p>85,99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334" table:style-name="ce52">
            <text:p>60,334</text:p>
          </table:table-cell>
          <table:table-cell office:value-type="float" office:value="166322" table:style-name="ce11">
            <text:p>166,322</text:p>
          </table:table-cell>
          <table:table-cell office:value-type="float" office:value="82428" table:style-name="ce11">
            <text:p>82,428</text:p>
          </table:table-cell>
          <table:table-cell office:value-type="float" office:value="83894" table:style-name="ce23">
            <text:p>83,89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891" table:style-name="ce52">
            <text:p>34,891</text:p>
          </table:table-cell>
          <table:table-cell office:value-type="float" office:value="92897" table:style-name="ce11">
            <text:p>92,897</text:p>
          </table:table-cell>
          <table:table-cell office:value-type="float" office:value="47275" table:style-name="ce11">
            <text:p>47,275</text:p>
          </table:table-cell>
          <table:table-cell office:value-type="float" office:value="45622" table:style-name="ce23">
            <text:p>45,62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933" table:style-name="ce52">
            <text:p>63,933</text:p>
          </table:table-cell>
          <table:table-cell office:value-type="float" office:value="162748" table:style-name="ce11">
            <text:p>162,748</text:p>
          </table:table-cell>
          <table:table-cell office:value-type="float" office:value="80766" table:style-name="ce11">
            <text:p>80,766</text:p>
          </table:table-cell>
          <table:table-cell office:value-type="float" office:value="81982" table:style-name="ce23">
            <text:p>81,9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137" table:style-name="ce52">
            <text:p>74,137</text:p>
          </table:table-cell>
          <table:table-cell office:value-type="float" office:value="205686" table:style-name="ce11">
            <text:p>205,686</text:p>
          </table:table-cell>
          <table:table-cell office:value-type="float" office:value="102516" table:style-name="ce11">
            <text:p>102,516</text:p>
          </table:table-cell>
          <table:table-cell office:value-type="float" office:value="103170" table:style-name="ce23">
            <text:p>103,17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203" table:style-name="ce52">
            <text:p>43,203</text:p>
          </table:table-cell>
          <table:table-cell office:value-type="float" office:value="123969" table:style-name="ce11">
            <text:p>123,969</text:p>
          </table:table-cell>
          <table:table-cell office:value-type="float" office:value="61907" table:style-name="ce11">
            <text:p>61,907</text:p>
          </table:table-cell>
          <table:table-cell office:value-type="float" office:value="62062" table:style-name="ce23">
            <text:p>62,06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740" table:style-name="ce52">
            <text:p>79,740</text:p>
          </table:table-cell>
          <table:table-cell office:value-type="float" office:value="228290" table:style-name="ce11">
            <text:p>228,290</text:p>
          </table:table-cell>
          <table:table-cell office:value-type="float" office:value="113191" table:style-name="ce11">
            <text:p>113,191</text:p>
          </table:table-cell>
          <table:table-cell office:value-type="float" office:value="115099" table:style-name="ce23">
            <text:p>115,0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00" table:style-name="ce52">
            <text:p>16,900</text:p>
          </table:table-cell>
          <table:table-cell office:value-type="float" office:value="49258" table:style-name="ce11">
            <text:p>49,258</text:p>
          </table:table-cell>
          <table:table-cell office:value-type="float" office:value="26192" table:style-name="ce11">
            <text:p>26,192</text:p>
          </table:table-cell>
          <table:table-cell office:value-type="float" office:value="23066" table:style-name="ce23">
            <text:p>23,06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931" table:style-name="ce52">
            <text:p>23,931</text:p>
          </table:table-cell>
          <table:table-cell office:value-type="float" office:value="67834" table:style-name="ce11">
            <text:p>67,834</text:p>
          </table:table-cell>
          <table:table-cell office:value-type="float" office:value="35097" table:style-name="ce11">
            <text:p>35,097</text:p>
          </table:table-cell>
          <table:table-cell office:value-type="float" office:value="32737" table:style-name="ce23">
            <text:p>32,737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2" table:style-name="ce53">
            <text:p>3,852</text:p>
          </table:table-cell>
          <table:table-cell office:value-type="float" office:value="12153" table:style-name="ce18">
            <text:p>12,153</text:p>
          </table:table-cell>
          <table:table-cell office:value-type="float" office:value="6572" table:style-name="ce18">
            <text:p>6,572</text:p>
          </table:table-cell>
          <table:table-cell office:value-type="float" office:value="5581" table:style-name="ce19">
            <text:p>5,581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088" table:style-name="ce71">
            <text:p>1,061,088</text:p>
          </table:table-cell>
          <table:table-cell office:value-type="float" office:value="2645293" table:style-name="ce79">
            <text:p>2,645,293</text:p>
          </table:table-cell>
          <table:table-cell office:value-type="float" office:value="1260292" table:style-name="ce79">
            <text:p>1,260,292</text:p>
          </table:table-cell>
          <table:table-cell office:value-type="float" office:value="1385001" table:style-name="ce73">
            <text:p>1,385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38" table:style-name="ce52">
            <text:p>81,338</text:p>
          </table:table-cell>
          <table:table-cell office:value-type="float" office:value="204066" table:style-name="ce11">
            <text:p>204,066</text:p>
          </table:table-cell>
          <table:table-cell office:value-type="float" office:value="95433" table:style-name="ce11">
            <text:p>95,433</text:p>
          </table:table-cell>
          <table:table-cell office:value-type="float" office:value="108633" table:style-name="ce10">
            <text:p>108,6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99" table:style-name="ce52">
            <text:p>89,499</text:p>
          </table:table-cell>
          <table:table-cell office:value-type="float" office:value="220275" table:style-name="ce11">
            <text:p>220,275</text:p>
          </table:table-cell>
          <table:table-cell office:value-type="float" office:value="104748" table:style-name="ce11">
            <text:p>104,748</text:p>
          </table:table-cell>
          <table:table-cell office:value-type="float" office:value="115527" table:style-name="ce10">
            <text:p>115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713" table:style-name="ce52">
            <text:p>121,713</text:p>
          </table:table-cell>
          <table:table-cell office:value-type="float" office:value="307585" table:style-name="ce11">
            <text:p>307,585</text:p>
          </table:table-cell>
          <table:table-cell office:value-type="float" office:value="143099" table:style-name="ce11">
            <text:p>143,099</text:p>
          </table:table-cell>
          <table:table-cell office:value-type="float" office:value="164486" table:style-name="ce10">
            <text:p>164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88" table:style-name="ce52">
            <text:p>100,788</text:p>
          </table:table-cell>
          <table:table-cell office:value-type="float" office:value="227429" table:style-name="ce11">
            <text:p>227,429</text:p>
          </table:table-cell>
          <table:table-cell office:value-type="float" office:value="105581" table:style-name="ce11">
            <text:p>105,581</text:p>
          </table:table-cell>
          <table:table-cell office:value-type="float" office:value="121848" table:style-name="ce10">
            <text:p>121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46" table:style-name="ce52">
            <text:p>65,746</text:p>
          </table:table-cell>
          <table:table-cell office:value-type="float" office:value="157851" table:style-name="ce11">
            <text:p>157,851</text:p>
          </table:table-cell>
          <table:table-cell office:value-type="float" office:value="75163" table:style-name="ce11">
            <text:p>75,163</text:p>
          </table:table-cell>
          <table:table-cell office:value-type="float" office:value="82688" table:style-name="ce10">
            <text:p>82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14" table:style-name="ce52">
            <text:p>51,914</text:p>
          </table:table-cell>
          <table:table-cell office:value-type="float" office:value="126018" table:style-name="ce11">
            <text:p>126,018</text:p>
          </table:table-cell>
          <table:table-cell office:value-type="float" office:value="61187" table:style-name="ce11">
            <text:p>61,187</text:p>
          </table:table-cell>
          <table:table-cell office:value-type="float" office:value="64831" table:style-name="ce10">
            <text:p>64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49" table:style-name="ce52">
            <text:p>79,349</text:p>
          </table:table-cell>
          <table:table-cell office:value-type="float" office:value="187220" table:style-name="ce11">
            <text:p>187,220</text:p>
          </table:table-cell>
          <table:table-cell office:value-type="float" office:value="91731" table:style-name="ce11">
            <text:p>91,731</text:p>
          </table:table-cell>
          <table:table-cell office:value-type="float" office:value="95489" table:style-name="ce10">
            <text:p>95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64" table:style-name="ce52">
            <text:p>107,364</text:p>
          </table:table-cell>
          <table:table-cell office:value-type="float" office:value="271840" table:style-name="ce11">
            <text:p>271,840</text:p>
          </table:table-cell>
          <table:table-cell office:value-type="float" office:value="130067" table:style-name="ce11">
            <text:p>130,067</text:p>
          </table:table-cell>
          <table:table-cell office:value-type="float" office:value="141773" table:style-name="ce10">
            <text:p>141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31" table:style-name="ce52">
            <text:p>47,631</text:p>
          </table:table-cell>
          <table:table-cell office:value-type="float" office:value="120321" table:style-name="ce11">
            <text:p>120,321</text:p>
          </table:table-cell>
          <table:table-cell office:value-type="float" office:value="58771" table:style-name="ce11">
            <text:p>58,771</text:p>
          </table:table-cell>
          <table:table-cell office:value-type="float" office:value="61550" table:style-name="ce10">
            <text:p>61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608" table:style-name="ce52">
            <text:p>109,608</text:p>
          </table:table-cell>
          <table:table-cell office:value-type="float" office:value="285838" table:style-name="ce11">
            <text:p>285,838</text:p>
          </table:table-cell>
          <table:table-cell office:value-type="float" office:value="136212" table:style-name="ce11">
            <text:p>136,212</text:p>
          </table:table-cell>
          <table:table-cell office:value-type="float" office:value="149626" table:style-name="ce10">
            <text:p>149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57" table:style-name="ce52">
            <text:p>108,157</text:p>
          </table:table-cell>
          <table:table-cell office:value-type="float" office:value="283565" table:style-name="ce11">
            <text:p>283,565</text:p>
          </table:table-cell>
          <table:table-cell office:value-type="float" office:value="136647" table:style-name="ce11">
            <text:p>136,647</text:p>
          </table:table-cell>
          <table:table-cell office:value-type="float" office:value="146918" table:style-name="ce10">
            <text:p>146,91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81" table:style-name="ce53">
            <text:p>97,981</text:p>
          </table:table-cell>
          <table:table-cell office:value-type="float" office:value="253285" table:style-name="ce18">
            <text:p>253,285</text:p>
          </table:table-cell>
          <table:table-cell office:value-type="float" office:value="121653" table:style-name="ce18">
            <text:p>121,653</text:p>
          </table:table-cell>
          <table:table-cell office:value-type="float" office:value="131632" table:style-name="ce17">
            <text:p>131,63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11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6245" table:style-name="ce71">
            <text:p>986,245</text:p>
          </table:table-cell>
          <table:table-cell office:value-type="float" office:value="2814224" table:style-name="ce79">
            <text:p>2,814,224</text:p>
          </table:table-cell>
          <table:table-cell office:value-type="float" office:value="1383744" table:style-name="ce79">
            <text:p>1,383,744</text:p>
          </table:table-cell>
          <table:table-cell office:value-type="float" office:value="1430480" table:style-name="ce73">
            <text:p>1,430,48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54" table:style-name="ce52">
            <text:p>7,954</text:p>
          </table:table-cell>
          <table:table-cell office:value-type="float" office:value="18362" table:style-name="ce11">
            <text:p>18,362</text:p>
          </table:table-cell>
          <table:table-cell office:value-type="float" office:value="9074" table:style-name="ce11">
            <text:p>9,074</text:p>
          </table:table-cell>
          <table:table-cell office:value-type="float" office:value="9288" table:style-name="ce10">
            <text:p>9,28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05" table:style-name="ce52">
            <text:p>28,505</text:p>
          </table:table-cell>
          <table:table-cell office:value-type="float" office:value="75928" table:style-name="ce11">
            <text:p>75,928</text:p>
          </table:table-cell>
          <table:table-cell office:value-type="float" office:value="37674" table:style-name="ce11">
            <text:p>37,674</text:p>
          </table:table-cell>
          <table:table-cell office:value-type="float" office:value="38254" table:style-name="ce10">
            <text:p>38,25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586" table:style-name="ce52">
            <text:p>49,586</text:p>
          </table:table-cell>
          <table:table-cell office:value-type="float" office:value="126513" table:style-name="ce11">
            <text:p>126,513</text:p>
          </table:table-cell>
          <table:table-cell office:value-type="float" office:value="60562" table:style-name="ce11">
            <text:p>60,562</text:p>
          </table:table-cell>
          <table:table-cell office:value-type="float" office:value="65951" table:style-name="ce10">
            <text:p>65,95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58" table:style-name="ce52">
            <text:p>46,058</text:p>
          </table:table-cell>
          <table:table-cell office:value-type="float" office:value="115257" table:style-name="ce11">
            <text:p>115,257</text:p>
          </table:table-cell>
          <table:table-cell office:value-type="float" office:value="54592" table:style-name="ce11">
            <text:p>54,592</text:p>
          </table:table-cell>
          <table:table-cell office:value-type="float" office:value="60665" table:style-name="ce10">
            <text:p>60,6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11" table:style-name="ce52">
            <text:p>60,211</text:p>
          </table:table-cell>
          <table:table-cell office:value-type="float" office:value="147374" table:style-name="ce11">
            <text:p>147,374</text:p>
          </table:table-cell>
          <table:table-cell office:value-type="float" office:value="70295" table:style-name="ce11">
            <text:p>70,295</text:p>
          </table:table-cell>
          <table:table-cell office:value-type="float" office:value="77079" table:style-name="ce10">
            <text:p>77,0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414" table:style-name="ce52">
            <text:p>88,414</text:p>
          </table:table-cell>
          <table:table-cell office:value-type="float" office:value="230395" table:style-name="ce11">
            <text:p>230,395</text:p>
          </table:table-cell>
          <table:table-cell office:value-type="float" office:value="110365" table:style-name="ce11">
            <text:p>110,365</text:p>
          </table:table-cell>
          <table:table-cell office:value-type="float" office:value="120030" table:style-name="ce10">
            <text:p>120,03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887" table:style-name="ce52">
            <text:p>64,887</text:p>
          </table:table-cell>
          <table:table-cell office:value-type="float" office:value="173210" table:style-name="ce11">
            <text:p>173,210</text:p>
          </table:table-cell>
          <table:table-cell office:value-type="float" office:value="82772" table:style-name="ce11">
            <text:p>82,772</text:p>
          </table:table-cell>
          <table:table-cell office:value-type="float" office:value="90438" table:style-name="ce10">
            <text:p>90,43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4709" table:style-name="ce52">
            <text:p>104,709</text:p>
          </table:table-cell>
          <table:table-cell office:value-type="float" office:value="283312" table:style-name="ce11">
            <text:p>283,312</text:p>
          </table:table-cell>
          <table:table-cell office:value-type="float" office:value="135345" table:style-name="ce11">
            <text:p>135,345</text:p>
          </table:table-cell>
          <table:table-cell office:value-type="float" office:value="147967" table:style-name="ce10">
            <text:p>147,96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690" table:style-name="ce52">
            <text:p>54,690</text:p>
          </table:table-cell>
          <table:table-cell office:value-type="float" office:value="166843" table:style-name="ce11">
            <text:p>166,843</text:p>
          </table:table-cell>
          <table:table-cell office:value-type="float" office:value="82251" table:style-name="ce11">
            <text:p>82,251</text:p>
          </table:table-cell>
          <table:table-cell office:value-type="float" office:value="84592" table:style-name="ce10">
            <text:p>84,5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36" table:style-name="ce52">
            <text:p>17,436</text:p>
          </table:table-cell>
          <table:table-cell office:value-type="float" office:value="49817" table:style-name="ce11">
            <text:p>49,817</text:p>
          </table:table-cell>
          <table:table-cell office:value-type="float" office:value="25536" table:style-name="ce11">
            <text:p>25,536</text:p>
          </table:table-cell>
          <table:table-cell office:value-type="float" office:value="24281" table:style-name="ce10">
            <text:p>24,2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07" table:style-name="ce52">
            <text:p>23,507</text:p>
          </table:table-cell>
          <table:table-cell office:value-type="float" office:value="76832" table:style-name="ce11">
            <text:p>76,832</text:p>
          </table:table-cell>
          <table:table-cell office:value-type="float" office:value="38529" table:style-name="ce11">
            <text:p>38,529</text:p>
          </table:table-cell>
          <table:table-cell office:value-type="float" office:value="38303" table:style-name="ce10">
            <text:p>38,3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546" table:style-name="ce52">
            <text:p>28,546</text:p>
          </table:table-cell>
          <table:table-cell office:value-type="float" office:value="87502" table:style-name="ce11">
            <text:p>87,502</text:p>
          </table:table-cell>
          <table:table-cell office:value-type="float" office:value="44780" table:style-name="ce11">
            <text:p>44,780</text:p>
          </table:table-cell>
          <table:table-cell office:value-type="float" office:value="42722" table:style-name="ce10">
            <text:p>42,7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681" table:style-name="ce52">
            <text:p>30,681</text:p>
          </table:table-cell>
          <table:table-cell office:value-type="float" office:value="94753" table:style-name="ce11">
            <text:p>94,753</text:p>
          </table:table-cell>
          <table:table-cell office:value-type="float" office:value="47733" table:style-name="ce11">
            <text:p>47,733</text:p>
          </table:table-cell>
          <table:table-cell office:value-type="float" office:value="47020" table:style-name="ce10">
            <text:p>47,0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619" table:style-name="ce52">
            <text:p>18,619</text:p>
          </table:table-cell>
          <table:table-cell office:value-type="float" office:value="58904" table:style-name="ce11">
            <text:p>58,904</text:p>
          </table:table-cell>
          <table:table-cell office:value-type="float" office:value="29517" table:style-name="ce11">
            <text:p>29,517</text:p>
          </table:table-cell>
          <table:table-cell office:value-type="float" office:value="29387" table:style-name="ce10">
            <text:p>29,3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24" table:style-name="ce52">
            <text:p>16,624</text:p>
          </table:table-cell>
          <table:table-cell office:value-type="float" office:value="54672" table:style-name="ce11">
            <text:p>54,672</text:p>
          </table:table-cell>
          <table:table-cell office:value-type="float" office:value="27690" table:style-name="ce11">
            <text:p>27,690</text:p>
          </table:table-cell>
          <table:table-cell office:value-type="float" office:value="26982" table:style-name="ce10">
            <text:p>26,9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972" table:style-name="ce52">
            <text:p>19,972</text:p>
          </table:table-cell>
          <table:table-cell office:value-type="float" office:value="65672" table:style-name="ce11">
            <text:p>65,672</text:p>
          </table:table-cell>
          <table:table-cell office:value-type="float" office:value="33437" table:style-name="ce11">
            <text:p>33,437</text:p>
          </table:table-cell>
          <table:table-cell office:value-type="float" office:value="32235" table:style-name="ce10">
            <text:p>32,2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35" table:style-name="ce52">
            <text:p>37,135</text:p>
          </table:table-cell>
          <table:table-cell office:value-type="float" office:value="109324" table:style-name="ce11">
            <text:p>109,324</text:p>
          </table:table-cell>
          <table:table-cell office:value-type="float" office:value="53968" table:style-name="ce11">
            <text:p>53,968</text:p>
          </table:table-cell>
          <table:table-cell office:value-type="float" office:value="55356" table:style-name="ce10">
            <text:p>55,3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80" table:style-name="ce52">
            <text:p>30,280</text:p>
          </table:table-cell>
          <table:table-cell office:value-type="float" office:value="95792" table:style-name="ce11">
            <text:p>95,792</text:p>
          </table:table-cell>
          <table:table-cell office:value-type="float" office:value="47665" table:style-name="ce11">
            <text:p>47,665</text:p>
          </table:table-cell>
          <table:table-cell office:value-type="float" office:value="48127" table:style-name="ce10">
            <text:p>48,1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44" table:style-name="ce52">
            <text:p>7,644</text:p>
          </table:table-cell>
          <table:table-cell office:value-type="float" office:value="24310" table:style-name="ce11">
            <text:p>24,310</text:p>
          </table:table-cell>
          <table:table-cell office:value-type="float" office:value="12604" table:style-name="ce11">
            <text:p>12,604</text:p>
          </table:table-cell>
          <table:table-cell office:value-type="float" office:value="11706" table:style-name="ce10">
            <text:p>11,7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10" table:style-name="ce52">
            <text:p>4,910</text:p>
          </table:table-cell>
          <table:table-cell office:value-type="float" office:value="14792" table:style-name="ce11">
            <text:p>14,792</text:p>
          </table:table-cell>
          <table:table-cell office:value-type="float" office:value="7657" table:style-name="ce11">
            <text:p>7,657</text:p>
          </table:table-cell>
          <table:table-cell office:value-type="float" office:value="7135" table:style-name="ce10">
            <text:p>7,1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04" table:style-name="ce52">
            <text:p>9,904</text:p>
          </table:table-cell>
          <table:table-cell office:value-type="float" office:value="32232" table:style-name="ce11">
            <text:p>32,232</text:p>
          </table:table-cell>
          <table:table-cell office:value-type="float" office:value="16431" table:style-name="ce11">
            <text:p>16,431</text:p>
          </table:table-cell>
          <table:table-cell office:value-type="float" office:value="15801" table:style-name="ce10">
            <text:p>15,8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79" table:style-name="ce52">
            <text:p>5,579</text:p>
          </table:table-cell>
          <table:table-cell office:value-type="float" office:value="19113" table:style-name="ce11">
            <text:p>19,113</text:p>
          </table:table-cell>
          <table:table-cell office:value-type="float" office:value="10095" table:style-name="ce11">
            <text:p>10,095</text:p>
          </table:table-cell>
          <table:table-cell office:value-type="float" office:value="9018" table:style-name="ce10">
            <text:p>9,0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587" table:style-name="ce52">
            <text:p>25,587</text:p>
          </table:table-cell>
          <table:table-cell office:value-type="float" office:value="75573" table:style-name="ce11">
            <text:p>75,573</text:p>
          </table:table-cell>
          <table:table-cell office:value-type="float" office:value="37798" table:style-name="ce11">
            <text:p>37,798</text:p>
          </table:table-cell>
          <table:table-cell office:value-type="float" office:value="37775" table:style-name="ce10">
            <text:p>37,7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08" table:style-name="ce52">
            <text:p>18,008</text:p>
          </table:table-cell>
          <table:table-cell office:value-type="float" office:value="57140" table:style-name="ce11">
            <text:p>57,140</text:p>
          </table:table-cell>
          <table:table-cell office:value-type="float" office:value="29157" table:style-name="ce11">
            <text:p>29,157</text:p>
          </table:table-cell>
          <table:table-cell office:value-type="float" office:value="27983" table:style-name="ce10">
            <text:p>27,9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736" table:style-name="ce52">
            <text:p>23,736</text:p>
          </table:table-cell>
          <table:table-cell office:value-type="float" office:value="77963" table:style-name="ce11">
            <text:p>77,963</text:p>
          </table:table-cell>
          <table:table-cell office:value-type="float" office:value="39242" table:style-name="ce11">
            <text:p>39,242</text:p>
          </table:table-cell>
          <table:table-cell office:value-type="float" office:value="38721" table:style-name="ce10">
            <text:p>38,7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16" table:style-name="ce52">
            <text:p>20,616</text:p>
          </table:table-cell>
          <table:table-cell office:value-type="float" office:value="65423" table:style-name="ce11">
            <text:p>65,423</text:p>
          </table:table-cell>
          <table:table-cell office:value-type="float" office:value="33150" table:style-name="ce11">
            <text:p>33,150</text:p>
          </table:table-cell>
          <table:table-cell office:value-type="float" office:value="32273" table:style-name="ce10">
            <text:p>32,2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536" table:style-name="ce52">
            <text:p>66,536</text:p>
          </table:table-cell>
          <table:table-cell office:value-type="float" office:value="193547" table:style-name="ce11">
            <text:p>193,547</text:p>
          </table:table-cell>
          <table:table-cell office:value-type="float" office:value="95766" table:style-name="ce11">
            <text:p>95,766</text:p>
          </table:table-cell>
          <table:table-cell office:value-type="float" office:value="97781" table:style-name="ce10">
            <text:p>97,7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315" table:style-name="ce52">
            <text:p>71,315</text:p>
          </table:table-cell>
          <table:table-cell office:value-type="float" office:value="212746" table:style-name="ce11">
            <text:p>212,746</text:p>
          </table:table-cell>
          <table:table-cell office:value-type="float" office:value="104191" table:style-name="ce11">
            <text:p>104,191</text:p>
          </table:table-cell>
          <table:table-cell office:value-type="float" office:value="108555" table:style-name="ce10">
            <text:p>108,55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6" table:style-name="ce53">
            <text:p>4,596</text:p>
          </table:table-cell>
          <table:table-cell office:value-type="float" office:value="10923" table:style-name="ce18">
            <text:p>10,923</text:p>
          </table:table-cell>
          <table:table-cell office:value-type="float" office:value="5868" table:style-name="ce18">
            <text:p>5,868</text:p>
          </table:table-cell>
          <table:table-cell office:value-type="float" office:value="5055" table:style-name="ce17">
            <text:p>5,05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0031" table:style-name="ce75">
            <text:p>1,110,031</text:p>
          </table:table-cell>
          <table:table-cell office:value-type="float" office:value="2773060" table:style-name="ce79">
            <text:p>2,773,060</text:p>
          </table:table-cell>
          <table:table-cell office:value-type="float" office:value="1369972" table:style-name="ce80">
            <text:p>1,369,972</text:p>
          </table:table-cell>
          <table:table-cell office:value-type="float" office:value="1403088" table:style-name="ce72">
            <text:p>1,403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14" table:style-name="ce9">
            <text:p>10,914</text:p>
          </table:table-cell>
          <table:table-cell office:value-type="float" office:value="23872" table:style-name="ce11">
            <text:p>23,872</text:p>
          </table:table-cell>
          <table:table-cell office:value-type="float" office:value="11855" table:style-name="ce9">
            <text:p>11,855</text:p>
          </table:table-cell>
          <table:table-cell office:value-type="float" office:value="12017" table:style-name="ce9">
            <text:p>12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384" table:style-name="ce9">
            <text:p>59,384</text:p>
          </table:table-cell>
          <table:table-cell office:value-type="float" office:value="141064" table:style-name="ce11">
            <text:p>141,064</text:p>
          </table:table-cell>
          <table:table-cell office:value-type="float" office:value="67862" table:style-name="ce9">
            <text:p>67,862</text:p>
          </table:table-cell>
          <table:table-cell office:value-type="float" office:value="73202" table:style-name="ce9">
            <text:p>73,2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191" table:style-name="ce9">
            <text:p>80,191</text:p>
          </table:table-cell>
          <table:table-cell office:value-type="float" office:value="197602" table:style-name="ce11">
            <text:p>197,602</text:p>
          </table:table-cell>
          <table:table-cell office:value-type="float" office:value="94625" table:style-name="ce9">
            <text:p>94,625</text:p>
          </table:table-cell>
          <table:table-cell office:value-type="float" office:value="102977" table:style-name="ce9">
            <text:p>102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417" table:style-name="ce9">
            <text:p>73,417</text:p>
          </table:table-cell>
          <table:table-cell office:value-type="float" office:value="187803" table:style-name="ce11">
            <text:p>187,803</text:p>
          </table:table-cell>
          <table:table-cell office:value-type="float" office:value="91974" table:style-name="ce9">
            <text:p>91,974</text:p>
          </table:table-cell>
          <table:table-cell office:value-type="float" office:value="95829" table:style-name="ce9">
            <text:p>95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815" table:style-name="ce9">
            <text:p>137,815</text:p>
          </table:table-cell>
          <table:table-cell office:value-type="float" office:value="339293" table:style-name="ce11">
            <text:p>339,293</text:p>
          </table:table-cell>
          <table:table-cell office:value-type="float" office:value="163790" table:style-name="ce9">
            <text:p>163,790</text:p>
          </table:table-cell>
          <table:table-cell office:value-type="float" office:value="175503" table:style-name="ce9">
            <text:p>175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74" table:style-name="ce9">
            <text:p>23,174</text:p>
          </table:table-cell>
          <table:table-cell office:value-type="float" office:value="50947" table:style-name="ce11">
            <text:p>50,947</text:p>
          </table:table-cell>
          <table:table-cell office:value-type="float" office:value="24423" table:style-name="ce9">
            <text:p>24,423</text:p>
          </table:table-cell>
          <table:table-cell office:value-type="float" office:value="26524" table:style-name="ce9">
            <text:p>26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03" table:style-name="ce9">
            <text:p>12,903</text:p>
          </table:table-cell>
          <table:table-cell office:value-type="float" office:value="26858" table:style-name="ce11">
            <text:p>26,858</text:p>
          </table:table-cell>
          <table:table-cell office:value-type="float" office:value="12708" table:style-name="ce9">
            <text:p>12,708</text:p>
          </table:table-cell>
          <table:table-cell office:value-type="float" office:value="14150" table:style-name="ce9">
            <text:p>14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01" table:style-name="ce9">
            <text:p>72,701</text:p>
          </table:table-cell>
          <table:table-cell office:value-type="float" office:value="168851" table:style-name="ce11">
            <text:p>168,851</text:p>
          </table:table-cell>
          <table:table-cell office:value-type="float" office:value="81001" table:style-name="ce9">
            <text:p>81,001</text:p>
          </table:table-cell>
          <table:table-cell office:value-type="float" office:value="87850" table:style-name="ce9">
            <text:p>87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73" table:style-name="ce9">
            <text:p>79,373</text:p>
          </table:table-cell>
          <table:table-cell office:value-type="float" office:value="187637" table:style-name="ce11">
            <text:p>187,637</text:p>
          </table:table-cell>
          <table:table-cell office:value-type="float" office:value="92015" table:style-name="ce9">
            <text:p>92,015</text:p>
          </table:table-cell>
          <table:table-cell office:value-type="float" office:value="95622" table:style-name="ce9">
            <text:p>95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86" table:style-name="ce9">
            <text:p>11,086</text:p>
          </table:table-cell>
          <table:table-cell office:value-type="float" office:value="28170" table:style-name="ce11">
            <text:p>28,170</text:p>
          </table:table-cell>
          <table:table-cell office:value-type="float" office:value="14522" table:style-name="ce9">
            <text:p>14,522</text:p>
          </table:table-cell>
          <table:table-cell office:value-type="float" office:value="13648" table:style-name="ce9">
            <text:p>13,64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51" table:style-name="ce9">
            <text:p>69,051</text:p>
          </table:table-cell>
          <table:table-cell office:value-type="float" office:value="157784" table:style-name="ce11">
            <text:p>157,784</text:p>
          </table:table-cell>
          <table:table-cell office:value-type="float" office:value="78147" table:style-name="ce9">
            <text:p>78,147</text:p>
          </table:table-cell>
          <table:table-cell office:value-type="float" office:value="79637" table:style-name="ce9">
            <text:p>79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183" table:style-name="ce9">
            <text:p>143,183</text:p>
          </table:table-cell>
          <table:table-cell office:value-type="float" office:value="359834" table:style-name="ce11">
            <text:p>359,834</text:p>
          </table:table-cell>
          <table:table-cell office:value-type="float" office:value="175835" table:style-name="ce9">
            <text:p>175,835</text:p>
          </table:table-cell>
          <table:table-cell office:value-type="float" office:value="183999" table:style-name="ce9">
            <text:p>183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71" table:style-name="ce9">
            <text:p>26,371</text:p>
          </table:table-cell>
          <table:table-cell office:value-type="float" office:value="69613" table:style-name="ce11">
            <text:p>69,613</text:p>
          </table:table-cell>
          <table:table-cell office:value-type="float" office:value="35081" table:style-name="ce9">
            <text:p>35,081</text:p>
          </table:table-cell>
          <table:table-cell office:value-type="float" office:value="34532" table:style-name="ce9">
            <text:p>34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875" table:style-name="ce9">
            <text:p>42,875</text:p>
          </table:table-cell>
          <table:table-cell office:value-type="float" office:value="112195" table:style-name="ce11">
            <text:p>112,195</text:p>
          </table:table-cell>
          <table:table-cell office:value-type="float" office:value="57336" table:style-name="ce9">
            <text:p>57,336</text:p>
          </table:table-cell>
          <table:table-cell office:value-type="float" office:value="54859" table:style-name="ce9">
            <text:p>54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44" table:style-name="ce9">
            <text:p>13,744</text:p>
          </table:table-cell>
          <table:table-cell office:value-type="float" office:value="42150" table:style-name="ce11">
            <text:p>42,150</text:p>
          </table:table-cell>
          <table:table-cell office:value-type="float" office:value="21554" table:style-name="ce9">
            <text:p>21,554</text:p>
          </table:table-cell>
          <table:table-cell office:value-type="float" office:value="20596" table:style-name="ce9">
            <text:p>20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92" table:style-name="ce9">
            <text:p>13,192</text:p>
          </table:table-cell>
          <table:table-cell office:value-type="float" office:value="34457" table:style-name="ce11">
            <text:p>34,457</text:p>
          </table:table-cell>
          <table:table-cell office:value-type="float" office:value="17479" table:style-name="ce9">
            <text:p>17,479</text:p>
          </table:table-cell>
          <table:table-cell office:value-type="float" office:value="16978" table:style-name="ce9">
            <text:p>16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345" table:style-name="ce9">
            <text:p>35,345</text:p>
          </table:table-cell>
          <table:table-cell office:value-type="float" office:value="89523" table:style-name="ce11">
            <text:p>89,523</text:p>
          </table:table-cell>
          <table:table-cell office:value-type="float" office:value="45302" table:style-name="ce9">
            <text:p>45,302</text:p>
          </table:table-cell>
          <table:table-cell office:value-type="float" office:value="44221" table:style-name="ce9">
            <text:p>44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14" table:style-name="ce9">
            <text:p>19,014</text:p>
          </table:table-cell>
          <table:table-cell office:value-type="float" office:value="44939" table:style-name="ce11">
            <text:p>44,939</text:p>
          </table:table-cell>
          <table:table-cell office:value-type="float" office:value="22665" table:style-name="ce9">
            <text:p>22,665</text:p>
          </table:table-cell>
          <table:table-cell office:value-type="float" office:value="22274" table:style-name="ce9">
            <text:p>22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68" table:style-name="ce9">
            <text:p>35,368</text:p>
          </table:table-cell>
          <table:table-cell office:value-type="float" office:value="97120" table:style-name="ce11">
            <text:p>97,120</text:p>
          </table:table-cell>
          <table:table-cell office:value-type="float" office:value="48117" table:style-name="ce9">
            <text:p>48,117</text:p>
          </table:table-cell>
          <table:table-cell office:value-type="float" office:value="49003" table:style-name="ce9">
            <text:p>49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337" table:style-name="ce9">
            <text:p>14,337</text:p>
          </table:table-cell>
          <table:table-cell office:value-type="float" office:value="38252" table:style-name="ce11">
            <text:p>38,252</text:p>
          </table:table-cell>
          <table:table-cell office:value-type="float" office:value="19312" table:style-name="ce9">
            <text:p>19,312</text:p>
          </table:table-cell>
          <table:table-cell office:value-type="float" office:value="18940" table:style-name="ce9">
            <text:p>18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06" table:style-name="ce9">
            <text:p>10,706</text:p>
          </table:table-cell>
          <table:table-cell office:value-type="float" office:value="29696" table:style-name="ce11">
            <text:p>29,696</text:p>
          </table:table-cell>
          <table:table-cell office:value-type="float" office:value="15642" table:style-name="ce9">
            <text:p>15,642</text:p>
          </table:table-cell>
          <table:table-cell office:value-type="float" office:value="14054" table:style-name="ce9">
            <text:p>14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98" table:style-name="ce9">
            <text:p>3,198</text:p>
          </table:table-cell>
          <table:table-cell office:value-type="float" office:value="7066" table:style-name="ce11">
            <text:p>7,066</text:p>
          </table:table-cell>
          <table:table-cell office:value-type="float" office:value="3922" table:style-name="ce9">
            <text:p>3,922</text:p>
          </table:table-cell>
          <table:table-cell office:value-type="float" office:value="3144" table:style-name="ce9">
            <text:p>3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0" table:style-name="ce9">
            <text:p>9,410</text:p>
          </table:table-cell>
          <table:table-cell office:value-type="float" office:value="28489" table:style-name="ce11">
            <text:p>28,489</text:p>
          </table:table-cell>
          <table:table-cell office:value-type="float" office:value="14375" table:style-name="ce9">
            <text:p>14,375</text:p>
          </table:table-cell>
          <table:table-cell office:value-type="float" office:value="14114" table:style-name="ce9">
            <text:p>14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77" table:style-name="ce9">
            <text:p>17,277</text:p>
          </table:table-cell>
          <table:table-cell office:value-type="float" office:value="52222" table:style-name="ce11">
            <text:p>52,222</text:p>
          </table:table-cell>
          <table:table-cell office:value-type="float" office:value="26574" table:style-name="ce9">
            <text:p>26,574</text:p>
          </table:table-cell>
          <table:table-cell office:value-type="float" office:value="25648" table:style-name="ce9">
            <text:p>25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06" table:style-name="ce9">
            <text:p>11,006</text:p>
          </table:table-cell>
          <table:table-cell office:value-type="float" office:value="29699" table:style-name="ce11">
            <text:p>29,699</text:p>
          </table:table-cell>
          <table:table-cell office:value-type="float" office:value="15171" table:style-name="ce9">
            <text:p>15,171</text:p>
          </table:table-cell>
          <table:table-cell office:value-type="float" office:value="14528" table:style-name="ce9">
            <text:p>1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87" table:style-name="ce9">
            <text:p>10,587</text:p>
          </table:table-cell>
          <table:table-cell office:value-type="float" office:value="29997" table:style-name="ce11">
            <text:p>29,997</text:p>
          </table:table-cell>
          <table:table-cell office:value-type="float" office:value="15404" table:style-name="ce9">
            <text:p>15,404</text:p>
          </table:table-cell>
          <table:table-cell office:value-type="float" office:value="14593" table:style-name="ce9">
            <text:p>14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6" table:style-name="ce9">
            <text:p>5,746</text:p>
          </table:table-cell>
          <table:table-cell office:value-type="float" office:value="13798" table:style-name="ce11">
            <text:p>13,798</text:p>
          </table:table-cell>
          <table:table-cell office:value-type="float" office:value="6937" table:style-name="ce9">
            <text:p>6,937</text:p>
          </table:table-cell>
          <table:table-cell office:value-type="float" office:value="6861" table:style-name="ce9">
            <text:p>6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8" table:style-name="ce9">
            <text:p>6,798</text:p>
          </table:table-cell>
          <table:table-cell office:value-type="float" office:value="19067" table:style-name="ce11">
            <text:p>19,067</text:p>
          </table:table-cell>
          <table:table-cell office:value-type="float" office:value="9769" table:style-name="ce9">
            <text:p>9,769</text:p>
          </table:table-cell>
          <table:table-cell office:value-type="float" office:value="9298" table:style-name="ce9">
            <text:p>9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55" table:style-name="ce9">
            <text:p>12,755</text:p>
          </table:table-cell>
          <table:table-cell office:value-type="float" office:value="35735" table:style-name="ce11">
            <text:p>35,735</text:p>
          </table:table-cell>
          <table:table-cell office:value-type="float" office:value="18390" table:style-name="ce9">
            <text:p>18,390</text:p>
          </table:table-cell>
          <table:table-cell office:value-type="float" office:value="17345" table:style-name="ce9">
            <text:p>17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6" table:style-name="ce9">
            <text:p>13,726</text:p>
          </table:table-cell>
          <table:table-cell office:value-type="float" office:value="36318" table:style-name="ce11">
            <text:p>36,318</text:p>
          </table:table-cell>
          <table:table-cell office:value-type="float" office:value="18733" table:style-name="ce9">
            <text:p>18,733</text:p>
          </table:table-cell>
          <table:table-cell office:value-type="float" office:value="17585" table:style-name="ce9">
            <text:p>17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31" table:style-name="ce9">
            <text:p>14,831</text:p>
          </table:table-cell>
          <table:table-cell office:value-type="float" office:value="39131" table:style-name="ce11">
            <text:p>39,131</text:p>
          </table:table-cell>
          <table:table-cell office:value-type="float" office:value="20519" table:style-name="ce9">
            <text:p>20,519</text:p>
          </table:table-cell>
          <table:table-cell office:value-type="float" office:value="18612" table:style-name="ce9">
            <text:p>18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47" table:style-name="ce9">
            <text:p>5,547</text:p>
          </table:table-cell>
          <table:table-cell office:value-type="float" office:value="12653" table:style-name="ce11">
            <text:p>12,653</text:p>
          </table:table-cell>
          <table:table-cell office:value-type="float" office:value="6845" table:style-name="ce9">
            <text:p>6,845</text:p>
          </table:table-cell>
          <table:table-cell office:value-type="float" office:value="5808" table:style-name="ce9">
            <text:p>5,8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1" table:style-name="ce9">
            <text:p>2,281</text:p>
          </table:table-cell>
          <table:table-cell office:value-type="float" office:value="5960" table:style-name="ce11">
            <text:p>5,960</text:p>
          </table:table-cell>
          <table:table-cell office:value-type="float" office:value="3158" table:style-name="ce9">
            <text:p>3,158</text:p>
          </table:table-cell>
          <table:table-cell office:value-type="float" office:value="2802" table:style-name="ce9">
            <text:p>2,80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5" table:style-name="ce9">
            <text:p>4,805</text:p>
          </table:table-cell>
          <table:table-cell office:value-type="float" office:value="11704" table:style-name="ce11">
            <text:p>11,704</text:p>
          </table:table-cell>
          <table:table-cell office:value-type="float" office:value="6408" table:style-name="ce9">
            <text:p>6,408</text:p>
          </table:table-cell>
          <table:table-cell office:value-type="float" office:value="5296" table:style-name="ce9">
            <text:p>5,29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4" table:style-name="ce9">
            <text:p>5,114</text:p>
          </table:table-cell>
          <table:table-cell office:value-type="float" office:value="14205" table:style-name="ce11">
            <text:p>14,205</text:p>
          </table:table-cell>
          <table:table-cell office:value-type="float" office:value="7680" table:style-name="ce9">
            <text:p>7,680</text:p>
          </table:table-cell>
          <table:table-cell office:value-type="float" office:value="6525" table:style-name="ce9">
            <text:p>6,52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5" table:style-name="ce9">
            <text:p>605</text:p>
          </table:table-cell>
          <table:table-cell office:value-type="float" office:value="1943" table:style-name="ce11">
            <text:p>1,943</text:p>
          </table:table-cell>
          <table:table-cell office:value-type="float" office:value="980" table:style-name="ce9">
            <text:p>980</text:p>
          </table:table-cell>
          <table:table-cell office:value-type="float" office:value="963" table:style-name="ce9">
            <text:p>9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1" table:style-name="ce9">
            <text:p>1,361</text:p>
          </table:table-cell>
          <table:table-cell office:value-type="float" office:value="4259" table:style-name="ce11">
            <text:p>4,259</text:p>
          </table:table-cell>
          <table:table-cell office:value-type="float" office:value="2241" table:style-name="ce9">
            <text:p>2,241</text:p>
          </table:table-cell>
          <table:table-cell office:value-type="float" office:value="2018" table:style-name="ce9">
            <text:p>2,01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0" table:style-name="ce16">
            <text:p>840</text:p>
          </table:table-cell>
          <table:table-cell office:value-type="float" office:value="3154" table:style-name="ce18">
            <text:p>3,154</text:p>
          </table:table-cell>
          <table:table-cell office:value-type="float" office:value="1621" table:style-name="ce16">
            <text:p>1,621</text:p>
          </table:table-cell>
          <table:table-cell office:value-type="float" office:value="1533" table:style-name="ce16">
            <text:p>1,53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6194" table:style-name="ce71">
            <text:p>696,194</text:p>
          </table:table-cell>
          <table:table-cell office:value-type="float" office:value="1881156" table:style-name="ce79">
            <text:p>1,881,156</text:p>
          </table:table-cell>
          <table:table-cell office:value-type="float" office:value="937540" table:style-name="ce79">
            <text:p>937,540</text:p>
          </table:table-cell>
          <table:table-cell office:value-type="float" office:value="943616" table:style-name="ce73">
            <text:p>943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56" table:style-name="ce52">
            <text:p>29,256</text:p>
          </table:table-cell>
          <table:table-cell office:value-type="float" office:value="77005" table:style-name="ce11">
            <text:p>77,005</text:p>
          </table:table-cell>
          <table:table-cell office:value-type="float" office:value="38068" table:style-name="ce11">
            <text:p>38,068</text:p>
          </table:table-cell>
          <table:table-cell office:value-type="float" office:value="38937" table:style-name="ce10">
            <text:p>38,9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5" table:style-name="ce52">
            <text:p>10,075</text:p>
          </table:table-cell>
          <table:table-cell office:value-type="float" office:value="25234" table:style-name="ce11">
            <text:p>25,234</text:p>
          </table:table-cell>
          <table:table-cell office:value-type="float" office:value="13136" table:style-name="ce11">
            <text:p>13,136</text:p>
          </table:table-cell>
          <table:table-cell office:value-type="float" office:value="12098" table:style-name="ce10">
            <text:p>12,0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5" table:style-name="ce52">
            <text:p>10,755</text:p>
          </table:table-cell>
          <table:table-cell office:value-type="float" office:value="27717" table:style-name="ce11">
            <text:p>27,717</text:p>
          </table:table-cell>
          <table:table-cell office:value-type="float" office:value="14480" table:style-name="ce11">
            <text:p>14,480</text:p>
          </table:table-cell>
          <table:table-cell office:value-type="float" office:value="13237" table:style-name="ce10">
            <text:p>13,2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5" table:style-name="ce52">
            <text:p>7,975</text:p>
          </table:table-cell>
          <table:table-cell office:value-type="float" office:value="21095" table:style-name="ce11">
            <text:p>21,095</text:p>
          </table:table-cell>
          <table:table-cell office:value-type="float" office:value="10990" table:style-name="ce11">
            <text:p>10,990</text:p>
          </table:table-cell>
          <table:table-cell office:value-type="float" office:value="10105" table:style-name="ce10">
            <text:p>10,1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0" table:style-name="ce52">
            <text:p>8,780</text:p>
          </table:table-cell>
          <table:table-cell office:value-type="float" office:value="23047" table:style-name="ce11">
            <text:p>23,047</text:p>
          </table:table-cell>
          <table:table-cell office:value-type="float" office:value="11972" table:style-name="ce11">
            <text:p>11,972</text:p>
          </table:table-cell>
          <table:table-cell office:value-type="float" office:value="11075" table:style-name="ce10">
            <text:p>11,0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5" table:style-name="ce52">
            <text:p>8,295</text:p>
          </table:table-cell>
          <table:table-cell office:value-type="float" office:value="20482" table:style-name="ce11">
            <text:p>20,482</text:p>
          </table:table-cell>
          <table:table-cell office:value-type="float" office:value="10856" table:style-name="ce11">
            <text:p>10,856</text:p>
          </table:table-cell>
          <table:table-cell office:value-type="float" office:value="9626" table:style-name="ce10">
            <text:p>9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63" table:style-name="ce52">
            <text:p>15,963</text:p>
          </table:table-cell>
          <table:table-cell office:value-type="float" office:value="43976" table:style-name="ce11">
            <text:p>43,976</text:p>
          </table:table-cell>
          <table:table-cell office:value-type="float" office:value="22351" table:style-name="ce11">
            <text:p>22,351</text:p>
          </table:table-cell>
          <table:table-cell office:value-type="float" office:value="21625" table:style-name="ce10">
            <text:p>21,6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86" table:style-name="ce52">
            <text:p>9,186</text:p>
          </table:table-cell>
          <table:table-cell office:value-type="float" office:value="23703" table:style-name="ce11">
            <text:p>23,703</text:p>
          </table:table-cell>
          <table:table-cell office:value-type="float" office:value="12228" table:style-name="ce11">
            <text:p>12,228</text:p>
          </table:table-cell>
          <table:table-cell office:value-type="float" office:value="11475" table:style-name="ce10">
            <text:p>11,4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5" table:style-name="ce52">
            <text:p>7,835</text:p>
          </table:table-cell>
          <table:table-cell office:value-type="float" office:value="21891" table:style-name="ce11">
            <text:p>21,891</text:p>
          </table:table-cell>
          <table:table-cell office:value-type="float" office:value="11319" table:style-name="ce11">
            <text:p>11,319</text:p>
          </table:table-cell>
          <table:table-cell office:value-type="float" office:value="10572" table:style-name="ce10">
            <text:p>10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65" table:style-name="ce52">
            <text:p>8,065</text:p>
          </table:table-cell>
          <table:table-cell office:value-type="float" office:value="21363" table:style-name="ce11">
            <text:p>21,363</text:p>
          </table:table-cell>
          <table:table-cell office:value-type="float" office:value="10864" table:style-name="ce11">
            <text:p>10,864</text:p>
          </table:table-cell>
          <table:table-cell office:value-type="float" office:value="10499" table:style-name="ce10">
            <text:p>10,4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2" table:style-name="ce52">
            <text:p>3,792</text:p>
          </table:table-cell>
          <table:table-cell office:value-type="float" office:value="9400" table:style-name="ce11">
            <text:p>9,400</text:p>
          </table:table-cell>
          <table:table-cell office:value-type="float" office:value="5066" table:style-name="ce11">
            <text:p>5,066</text:p>
          </table:table-cell>
          <table:table-cell office:value-type="float" office:value="4334" table:style-name="ce10">
            <text:p>4,3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77" table:style-name="ce52">
            <text:p>21,077</text:p>
          </table:table-cell>
          <table:table-cell office:value-type="float" office:value="59055" table:style-name="ce11">
            <text:p>59,055</text:p>
          </table:table-cell>
          <table:table-cell office:value-type="float" office:value="29251" table:style-name="ce11">
            <text:p>29,251</text:p>
          </table:table-cell>
          <table:table-cell office:value-type="float" office:value="29804" table:style-name="ce10">
            <text:p>29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1" table:style-name="ce52">
            <text:p>9,661</text:p>
          </table:table-cell>
          <table:table-cell office:value-type="float" office:value="25499" table:style-name="ce11">
            <text:p>25,499</text:p>
          </table:table-cell>
          <table:table-cell office:value-type="float" office:value="13040" table:style-name="ce11">
            <text:p>13,040</text:p>
          </table:table-cell>
          <table:table-cell office:value-type="float" office:value="12459" table:style-name="ce10">
            <text:p>12,4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00" table:style-name="ce52">
            <text:p>8,300</text:p>
          </table:table-cell>
          <table:table-cell office:value-type="float" office:value="24554" table:style-name="ce11">
            <text:p>24,554</text:p>
          </table:table-cell>
          <table:table-cell office:value-type="float" office:value="12411" table:style-name="ce11">
            <text:p>12,411</text:p>
          </table:table-cell>
          <table:table-cell office:value-type="float" office:value="12143" table:style-name="ce10">
            <text:p>12,1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93" table:style-name="ce52">
            <text:p>7,993</text:p>
          </table:table-cell>
          <table:table-cell office:value-type="float" office:value="22315" table:style-name="ce11">
            <text:p>22,315</text:p>
          </table:table-cell>
          <table:table-cell office:value-type="float" office:value="11566" table:style-name="ce11">
            <text:p>11,566</text:p>
          </table:table-cell>
          <table:table-cell office:value-type="float" office:value="10749" table:style-name="ce10">
            <text:p>10,7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60" table:style-name="ce52">
            <text:p>7,260</text:p>
          </table:table-cell>
          <table:table-cell office:value-type="float" office:value="19385" table:style-name="ce11">
            <text:p>19,385</text:p>
          </table:table-cell>
          <table:table-cell office:value-type="float" office:value="9864" table:style-name="ce11">
            <text:p>9,864</text:p>
          </table:table-cell>
          <table:table-cell office:value-type="float" office:value="9521" table:style-name="ce10">
            <text:p>9,5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06" table:style-name="ce52">
            <text:p>4,206</text:p>
          </table:table-cell>
          <table:table-cell office:value-type="float" office:value="10848" table:style-name="ce11">
            <text:p>10,848</text:p>
          </table:table-cell>
          <table:table-cell office:value-type="float" office:value="5456" table:style-name="ce11">
            <text:p>5,456</text:p>
          </table:table-cell>
          <table:table-cell office:value-type="float" office:value="5392" table:style-name="ce10">
            <text:p>5,3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80" table:style-name="ce52">
            <text:p>14,580</text:p>
          </table:table-cell>
          <table:table-cell office:value-type="float" office:value="43261" table:style-name="ce11">
            <text:p>43,261</text:p>
          </table:table-cell>
          <table:table-cell office:value-type="float" office:value="22006" table:style-name="ce11">
            <text:p>22,006</text:p>
          </table:table-cell>
          <table:table-cell office:value-type="float" office:value="21255" table:style-name="ce10">
            <text:p>21,2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747" table:style-name="ce52">
            <text:p>18,747</text:p>
          </table:table-cell>
          <table:table-cell office:value-type="float" office:value="49988" table:style-name="ce11">
            <text:p>49,988</text:p>
          </table:table-cell>
          <table:table-cell office:value-type="float" office:value="25131" table:style-name="ce11">
            <text:p>25,131</text:p>
          </table:table-cell>
          <table:table-cell office:value-type="float" office:value="24857" table:style-name="ce10">
            <text:p>24,8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887" table:style-name="ce52">
            <text:p>12,887</text:p>
          </table:table-cell>
          <table:table-cell office:value-type="float" office:value="37244" table:style-name="ce11">
            <text:p>37,244</text:p>
          </table:table-cell>
          <table:table-cell office:value-type="float" office:value="18606" table:style-name="ce11">
            <text:p>18,606</text:p>
          </table:table-cell>
          <table:table-cell office:value-type="float" office:value="18638" table:style-name="ce10">
            <text:p>18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44" table:style-name="ce52">
            <text:p>10,344</text:p>
          </table:table-cell>
          <table:table-cell office:value-type="float" office:value="30425" table:style-name="ce11">
            <text:p>30,425</text:p>
          </table:table-cell>
          <table:table-cell office:value-type="float" office:value="15647" table:style-name="ce11">
            <text:p>15,647</text:p>
          </table:table-cell>
          <table:table-cell office:value-type="float" office:value="14778" table:style-name="ce10">
            <text:p>14,7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8" table:style-name="ce52">
            <text:p>2,718</text:p>
          </table:table-cell>
          <table:table-cell office:value-type="float" office:value="7195" table:style-name="ce11">
            <text:p>7,195</text:p>
          </table:table-cell>
          <table:table-cell office:value-type="float" office:value="3770" table:style-name="ce11">
            <text:p>3,770</text:p>
          </table:table-cell>
          <table:table-cell office:value-type="float" office:value="3425" table:style-name="ce10">
            <text:p>3,4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1" table:style-name="ce52">
            <text:p>5,141</text:p>
          </table:table-cell>
          <table:table-cell office:value-type="float" office:value="13794" table:style-name="ce11">
            <text:p>13,794</text:p>
          </table:table-cell>
          <table:table-cell office:value-type="float" office:value="7129" table:style-name="ce11">
            <text:p>7,129</text:p>
          </table:table-cell>
          <table:table-cell office:value-type="float" office:value="6665" table:style-name="ce10">
            <text:p>6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8" table:style-name="ce52">
            <text:p>3,498</text:p>
          </table:table-cell>
          <table:table-cell office:value-type="float" office:value="9331" table:style-name="ce11">
            <text:p>9,331</text:p>
          </table:table-cell>
          <table:table-cell office:value-type="float" office:value="4925" table:style-name="ce11">
            <text:p>4,925</text:p>
          </table:table-cell>
          <table:table-cell office:value-type="float" office:value="4406" table:style-name="ce10">
            <text:p>4,4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47" table:style-name="ce52">
            <text:p>2,847</text:p>
          </table:table-cell>
          <table:table-cell office:value-type="float" office:value="8598" table:style-name="ce11">
            <text:p>8,598</text:p>
          </table:table-cell>
          <table:table-cell office:value-type="float" office:value="4630" table:style-name="ce11">
            <text:p>4,630</text:p>
          </table:table-cell>
          <table:table-cell office:value-type="float" office:value="3968" table:style-name="ce10">
            <text:p>3,9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35" table:style-name="ce52">
            <text:p>1,935</text:p>
          </table:table-cell>
          <table:table-cell office:value-type="float" office:value="4684" table:style-name="ce11">
            <text:p>4,684</text:p>
          </table:table-cell>
          <table:table-cell office:value-type="float" office:value="2643" table:style-name="ce11">
            <text:p>2,643</text:p>
          </table:table-cell>
          <table:table-cell office:value-type="float" office:value="2041" table:style-name="ce10">
            <text:p>2,0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33" table:style-name="ce52">
            <text:p>28,233</text:p>
          </table:table-cell>
          <table:table-cell office:value-type="float" office:value="76066" table:style-name="ce11">
            <text:p>76,066</text:p>
          </table:table-cell>
          <table:table-cell office:value-type="float" office:value="38374" table:style-name="ce11">
            <text:p>38,374</text:p>
          </table:table-cell>
          <table:table-cell office:value-type="float" office:value="37692" table:style-name="ce10">
            <text:p>37,6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013" table:style-name="ce52">
            <text:p>23,013</text:p>
          </table:table-cell>
          <table:table-cell office:value-type="float" office:value="68118" table:style-name="ce11">
            <text:p>68,118</text:p>
          </table:table-cell>
          <table:table-cell office:value-type="float" office:value="34481" table:style-name="ce11">
            <text:p>34,481</text:p>
          </table:table-cell>
          <table:table-cell office:value-type="float" office:value="33637" table:style-name="ce10">
            <text:p>33,6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57" table:style-name="ce52">
            <text:p>11,357</text:p>
          </table:table-cell>
          <table:table-cell office:value-type="float" office:value="34226" table:style-name="ce11">
            <text:p>34,226</text:p>
          </table:table-cell>
          <table:table-cell office:value-type="float" office:value="17602" table:style-name="ce11">
            <text:p>17,602</text:p>
          </table:table-cell>
          <table:table-cell office:value-type="float" office:value="16624" table:style-name="ce10">
            <text:p>16,6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23" table:style-name="ce52">
            <text:p>1,523</text:p>
          </table:table-cell>
          <table:table-cell office:value-type="float" office:value="3918" table:style-name="ce11">
            <text:p>3,918</text:p>
          </table:table-cell>
          <table:table-cell office:value-type="float" office:value="2104" table:style-name="ce11">
            <text:p>2,104</text:p>
          </table:table-cell>
          <table:table-cell office:value-type="float" office:value="1814" table:style-name="ce10">
            <text:p>1,8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649" table:style-name="ce52">
            <text:p>86,649</text:p>
          </table:table-cell>
          <table:table-cell office:value-type="float" office:value="235720" table:style-name="ce11">
            <text:p>235,720</text:p>
          </table:table-cell>
          <table:table-cell office:value-type="float" office:value="115787" table:style-name="ce11">
            <text:p>115,787</text:p>
          </table:table-cell>
          <table:table-cell office:value-type="float" office:value="119933" table:style-name="ce10">
            <text:p>119,9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84" table:style-name="ce52">
            <text:p>72,684</text:p>
          </table:table-cell>
          <table:table-cell office:value-type="float" office:value="185960" table:style-name="ce11">
            <text:p>185,960</text:p>
          </table:table-cell>
          <table:table-cell office:value-type="float" office:value="88941" table:style-name="ce11">
            <text:p>88,941</text:p>
          </table:table-cell>
          <table:table-cell office:value-type="float" office:value="97019" table:style-name="ce10">
            <text:p>97,0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777" table:style-name="ce52">
            <text:p>46,777</text:p>
          </table:table-cell>
          <table:table-cell office:value-type="float" office:value="124794" table:style-name="ce11">
            <text:p>124,794</text:p>
          </table:table-cell>
          <table:table-cell office:value-type="float" office:value="61570" table:style-name="ce11">
            <text:p>61,570</text:p>
          </table:table-cell>
          <table:table-cell office:value-type="float" office:value="63224" table:style-name="ce10">
            <text:p>63,2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55" table:style-name="ce52">
            <text:p>51,455</text:p>
          </table:table-cell>
          <table:table-cell office:value-type="float" office:value="131518" table:style-name="ce11">
            <text:p>131,518</text:p>
          </table:table-cell>
          <table:table-cell office:value-type="float" office:value="63784" table:style-name="ce11">
            <text:p>63,784</text:p>
          </table:table-cell>
          <table:table-cell office:value-type="float" office:value="67734" table:style-name="ce10">
            <text:p>67,7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842" table:style-name="ce52">
            <text:p>64,842</text:p>
          </table:table-cell>
          <table:table-cell office:value-type="float" office:value="194134" table:style-name="ce11">
            <text:p>194,134</text:p>
          </table:table-cell>
          <table:table-cell office:value-type="float" office:value="97783" table:style-name="ce11">
            <text:p>97,783</text:p>
          </table:table-cell>
          <table:table-cell office:value-type="float" office:value="96351" table:style-name="ce10">
            <text:p>96,3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390" table:style-name="ce52">
            <text:p>26,390</text:p>
          </table:table-cell>
          <table:table-cell office:value-type="float" office:value="67129" table:style-name="ce11">
            <text:p>67,129</text:p>
          </table:table-cell>
          <table:table-cell office:value-type="float" office:value="31818" table:style-name="ce11">
            <text:p>31,818</text:p>
          </table:table-cell>
          <table:table-cell office:value-type="float" office:value="35311" table:style-name="ce10">
            <text:p>35,31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100" table:style-name="ce53">
            <text:p>32,100</text:p>
          </table:table-cell>
          <table:table-cell office:value-type="float" office:value="78484" table:style-name="ce18">
            <text:p>78,484</text:p>
          </table:table-cell>
          <table:table-cell office:value-type="float" office:value="37891" table:style-name="ce18">
            <text:p>37,891</text:p>
          </table:table-cell>
          <table:table-cell office:value-type="float" office:value="40593" table:style-name="ce17">
            <text:p>40,59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806" table:style-name="ce71">
            <text:p>170,806</text:p>
          </table:table-cell>
          <table:table-cell office:value-type="float" office:value="454226" table:style-name="ce79">
            <text:p>454,226</text:p>
          </table:table-cell>
          <table:table-cell office:value-type="float" office:value="229269" table:style-name="ce79">
            <text:p>229,269</text:p>
          </table:table-cell>
          <table:table-cell office:value-type="float" office:value="224957" table:style-name="ce73">
            <text:p>224,9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43" table:style-name="ce52">
            <text:p>36,843</text:p>
          </table:table-cell>
          <table:table-cell office:value-type="float" office:value="95591" table:style-name="ce11">
            <text:p>95,591</text:p>
          </table:table-cell>
          <table:table-cell office:value-type="float" office:value="46474" table:style-name="ce11">
            <text:p>46,474</text:p>
          </table:table-cell>
          <table:table-cell office:value-type="float" office:value="49117" table:style-name="ce10">
            <text:p>49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28" table:style-name="ce52">
            <text:p>26,628</text:p>
          </table:table-cell>
          <table:table-cell office:value-type="float" office:value="71950" table:style-name="ce11">
            <text:p>71,950</text:p>
          </table:table-cell>
          <table:table-cell office:value-type="float" office:value="34073" table:style-name="ce11">
            <text:p>34,073</text:p>
          </table:table-cell>
          <table:table-cell office:value-type="float" office:value="37877" table:style-name="ce10">
            <text:p>37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70" table:style-name="ce52">
            <text:p>14,270</text:p>
          </table:table-cell>
          <table:table-cell office:value-type="float" office:value="39173" table:style-name="ce11">
            <text:p>39,173</text:p>
          </table:table-cell>
          <table:table-cell office:value-type="float" office:value="19973" table:style-name="ce11">
            <text:p>19,973</text:p>
          </table:table-cell>
          <table:table-cell office:value-type="float" office:value="19200" table:style-name="ce10">
            <text:p>19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76" table:style-name="ce52">
            <text:p>10,376</text:p>
          </table:table-cell>
          <table:table-cell office:value-type="float" office:value="28981" table:style-name="ce11">
            <text:p>28,981</text:p>
          </table:table-cell>
          <table:table-cell office:value-type="float" office:value="14919" table:style-name="ce11">
            <text:p>14,919</text:p>
          </table:table-cell>
          <table:table-cell office:value-type="float" office:value="14062" table:style-name="ce10">
            <text:p>14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45" table:style-name="ce52">
            <text:p>14,245</text:p>
          </table:table-cell>
          <table:table-cell office:value-type="float" office:value="35427" table:style-name="ce11">
            <text:p>35,427</text:p>
          </table:table-cell>
          <table:table-cell office:value-type="float" office:value="18406" table:style-name="ce11">
            <text:p>18,406</text:p>
          </table:table-cell>
          <table:table-cell office:value-type="float" office:value="17021" table:style-name="ce10">
            <text:p>17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15" table:style-name="ce52">
            <text:p>9,015</text:p>
          </table:table-cell>
          <table:table-cell office:value-type="float" office:value="24416" table:style-name="ce11">
            <text:p>24,416</text:p>
          </table:table-cell>
          <table:table-cell office:value-type="float" office:value="12849" table:style-name="ce11">
            <text:p>12,849</text:p>
          </table:table-cell>
          <table:table-cell office:value-type="float" office:value="11567" table:style-name="ce10">
            <text:p>11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39" table:style-name="ce52">
            <text:p>11,839</text:p>
          </table:table-cell>
          <table:table-cell office:value-type="float" office:value="32286" table:style-name="ce11">
            <text:p>32,286</text:p>
          </table:table-cell>
          <table:table-cell office:value-type="float" office:value="17081" table:style-name="ce11">
            <text:p>17,081</text:p>
          </table:table-cell>
          <table:table-cell office:value-type="float" office:value="15205" table:style-name="ce10">
            <text:p>15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06" table:style-name="ce52">
            <text:p>19,606</text:p>
          </table:table-cell>
          <table:table-cell office:value-type="float" office:value="53072" table:style-name="ce11">
            <text:p>53,072</text:p>
          </table:table-cell>
          <table:table-cell office:value-type="float" office:value="27142" table:style-name="ce11">
            <text:p>27,142</text:p>
          </table:table-cell>
          <table:table-cell office:value-type="float" office:value="25930" table:style-name="ce10">
            <text:p>25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19" table:style-name="ce52">
            <text:p>15,319</text:p>
          </table:table-cell>
          <table:table-cell office:value-type="float" office:value="39929" table:style-name="ce11">
            <text:p>39,929</text:p>
          </table:table-cell>
          <table:table-cell office:value-type="float" office:value="20490" table:style-name="ce11">
            <text:p>20,490</text:p>
          </table:table-cell>
          <table:table-cell office:value-type="float" office:value="19439" table:style-name="ce10">
            <text:p>19,4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21" table:style-name="ce52">
            <text:p>8,721</text:p>
          </table:table-cell>
          <table:table-cell office:value-type="float" office:value="21286" table:style-name="ce11">
            <text:p>21,286</text:p>
          </table:table-cell>
          <table:table-cell office:value-type="float" office:value="11462" table:style-name="ce11">
            <text:p>11,462</text:p>
          </table:table-cell>
          <table:table-cell office:value-type="float" office:value="9824" table:style-name="ce10">
            <text:p>9,8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0" table:style-name="ce52">
            <text:p>1,950</text:p>
          </table:table-cell>
          <table:table-cell office:value-type="float" office:value="6139" table:style-name="ce11">
            <text:p>6,139</text:p>
          </table:table-cell>
          <table:table-cell office:value-type="float" office:value="3301" table:style-name="ce11">
            <text:p>3,301</text:p>
          </table:table-cell>
          <table:table-cell office:value-type="float" office:value="2838" table:style-name="ce10">
            <text:p>2,8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4" table:style-name="ce53">
            <text:p>1,994</text:p>
          </table:table-cell>
          <table:table-cell office:value-type="float" office:value="5976" table:style-name="ce18">
            <text:p>5,976</text:p>
          </table:table-cell>
          <table:table-cell office:value-type="float" office:value="3099" table:style-name="ce18">
            <text:p>3,099</text:p>
          </table:table-cell>
          <table:table-cell office:value-type="float" office:value="2877" table:style-name="ce17">
            <text:p>2,87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11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0237" table:style-name="ce71">
            <text:p>200,237</text:p>
          </table:table-cell>
          <table:table-cell office:value-type="float" office:value="563368" table:style-name="ce79">
            <text:p>563,368</text:p>
          </table:table-cell>
          <table:table-cell office:value-type="float" office:value="287562" table:style-name="ce79">
            <text:p>287,562</text:p>
          </table:table-cell>
          <table:table-cell office:value-type="float" office:value="275806" table:style-name="ce73">
            <text:p>275,8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1635" table:style-name="ce52">
            <text:p>71,635</text:p>
          </table:table-cell>
          <table:table-cell office:value-type="float" office:value="193980" table:style-name="ce11">
            <text:p>193,980</text:p>
          </table:table-cell>
          <table:table-cell office:value-type="float" office:value="96536" table:style-name="ce11">
            <text:p>96,536</text:p>
          </table:table-cell>
          <table:table-cell office:value-type="float" office:value="97444" table:style-name="ce10">
            <text:p>97,44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9" table:style-name="ce52">
            <text:p>9,339</text:p>
          </table:table-cell>
          <table:table-cell office:value-type="float" office:value="28066" table:style-name="ce49">
            <text:p>28,066</text:p>
          </table:table-cell>
          <table:table-cell office:value-type="float" office:value="15059" table:style-name="ce11">
            <text:p>15,059</text:p>
          </table:table-cell>
          <table:table-cell office:value-type="float" office:value="13007" table:style-name="ce10">
            <text:p>13,00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59" table:style-name="ce52">
            <text:p>10,859</text:p>
          </table:table-cell>
          <table:table-cell office:value-type="float" office:value="32817" table:style-name="ce49">
            <text:p>32,817</text:p>
          </table:table-cell>
          <table:table-cell office:value-type="float" office:value="17465" table:style-name="ce11">
            <text:p>17,465</text:p>
          </table:table-cell>
          <table:table-cell office:value-type="float" office:value="15352" table:style-name="ce10">
            <text:p>15,35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58" table:style-name="ce52">
            <text:p>34,958</text:p>
          </table:table-cell>
          <table:table-cell office:value-type="float" office:value="97104" table:style-name="ce49">
            <text:p>97,104</text:p>
          </table:table-cell>
          <table:table-cell office:value-type="float" office:value="48771" table:style-name="ce11">
            <text:p>48,771</text:p>
          </table:table-cell>
          <table:table-cell office:value-type="float" office:value="48333" table:style-name="ce10">
            <text:p>48,33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528" table:style-name="ce52">
            <text:p>27,528</text:p>
          </table:table-cell>
          <table:table-cell office:value-type="float" office:value="77890" table:style-name="ce49">
            <text:p>77,890</text:p>
          </table:table-cell>
          <table:table-cell office:value-type="float" office:value="39423" table:style-name="ce11">
            <text:p>39,423</text:p>
          </table:table-cell>
          <table:table-cell office:value-type="float" office:value="38467" table:style-name="ce10">
            <text:p>38,4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8" table:style-name="ce52">
            <text:p>4,428</text:p>
          </table:table-cell>
          <table:table-cell office:value-type="float" office:value="12801" table:style-name="ce49">
            <text:p>12,801</text:p>
          </table:table-cell>
          <table:table-cell office:value-type="float" office:value="6922" table:style-name="ce11">
            <text:p>6,922</text:p>
          </table:table-cell>
          <table:table-cell office:value-type="float" office:value="5879" table:style-name="ce10">
            <text:p>5,87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095" table:style-name="ce52">
            <text:p>19,095</text:p>
          </table:table-cell>
          <table:table-cell office:value-type="float" office:value="57302" table:style-name="ce49">
            <text:p>57,302</text:p>
          </table:table-cell>
          <table:table-cell office:value-type="float" office:value="29396" table:style-name="ce11">
            <text:p>29,396</text:p>
          </table:table-cell>
          <table:table-cell office:value-type="float" office:value="27906" table:style-name="ce10">
            <text:p>27,9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20" table:style-name="ce52">
            <text:p>6,720</text:p>
          </table:table-cell>
          <table:table-cell office:value-type="float" office:value="19935" table:style-name="ce49">
            <text:p>19,935</text:p>
          </table:table-cell>
          <table:table-cell office:value-type="float" office:value="10532" table:style-name="ce11">
            <text:p>10,532</text:p>
          </table:table-cell>
          <table:table-cell office:value-type="float" office:value="9403" table:style-name="ce10">
            <text:p>9,40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92" table:style-name="ce52">
            <text:p>5,792</text:p>
          </table:table-cell>
          <table:table-cell office:value-type="float" office:value="14591" table:style-name="ce49">
            <text:p>14,591</text:p>
          </table:table-cell>
          <table:table-cell office:value-type="float" office:value="7923" table:style-name="ce11">
            <text:p>7,923</text:p>
          </table:table-cell>
          <table:table-cell office:value-type="float" office:value="6668" table:style-name="ce10">
            <text:p>6,66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3" table:style-name="ce52">
            <text:p>3,133</text:p>
          </table:table-cell>
          <table:table-cell office:value-type="float" office:value="9172" table:style-name="ce49">
            <text:p>9,172</text:p>
          </table:table-cell>
          <table:table-cell office:value-type="float" office:value="4990" table:style-name="ce11">
            <text:p>4,990</text:p>
          </table:table-cell>
          <table:table-cell office:value-type="float" office:value="4182" table:style-name="ce10">
            <text:p>4,18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1" table:style-name="ce52">
            <text:p>2,081</text:p>
          </table:table-cell>
          <table:table-cell office:value-type="float" office:value="5477" table:style-name="ce49">
            <text:p>5,477</text:p>
          </table:table-cell>
          <table:table-cell office:value-type="float" office:value="3019" table:style-name="ce11">
            <text:p>3,019</text:p>
          </table:table-cell>
          <table:table-cell office:value-type="float" office:value="2458" table:style-name="ce10">
            <text:p>2,458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00" table:style-name="ce52">
            <text:p>2,900</text:p>
          </table:table-cell>
          <table:table-cell office:value-type="float" office:value="9633" table:style-name="ce49">
            <text:p>9,633</text:p>
          </table:table-cell>
          <table:table-cell office:value-type="float" office:value="5038" table:style-name="ce11">
            <text:p>5,038</text:p>
          </table:table-cell>
          <table:table-cell office:value-type="float" office:value="4595" table:style-name="ce10">
            <text:p>4,59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9" table:style-name="ce53">
            <text:p>1,769</text:p>
          </table:table-cell>
          <table:table-cell office:value-type="float" office:value="4600" table:style-name="ce51">
            <text:p>4,600</text:p>
          </table:table-cell>
          <table:table-cell office:value-type="float" office:value="2488" table:style-name="ce18">
            <text:p>2,488</text:p>
          </table:table-cell>
          <table:table-cell office:value-type="float" office:value="2112" table:style-name="ce17">
            <text:p>2,11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115" table:style-name="ce71">
            <text:p>191,115</text:p>
          </table:table-cell>
          <table:table-cell office:value-type="float" office:value="545645" table:style-name="ce79">
            <text:p>545,645</text:p>
          </table:table-cell>
          <table:table-cell office:value-type="float" office:value="281390" table:style-name="ce79">
            <text:p>281,390</text:p>
          </table:table-cell>
          <table:table-cell office:value-type="float" office:value="264255" table:style-name="ce73">
            <text:p>264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58" table:style-name="ce52">
            <text:p>31,858</text:p>
          </table:table-cell>
          <table:table-cell office:value-type="float" office:value="88016" table:style-name="ce11">
            <text:p>88,016</text:p>
          </table:table-cell>
          <table:table-cell office:value-type="float" office:value="43890" table:style-name="ce11">
            <text:p>43,890</text:p>
          </table:table-cell>
          <table:table-cell office:value-type="float" office:value="44126" table:style-name="ce10">
            <text:p>44,12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233" table:style-name="ce52">
            <text:p>36,233</text:p>
          </table:table-cell>
          <table:table-cell office:value-type="float" office:value="103643" table:style-name="ce11">
            <text:p>103,643</text:p>
          </table:table-cell>
          <table:table-cell office:value-type="float" office:value="52259" table:style-name="ce11">
            <text:p>52,259</text:p>
          </table:table-cell>
          <table:table-cell office:value-type="float" office:value="51384" table:style-name="ce10">
            <text:p>51,38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59" table:style-name="ce52">
            <text:p>14,859</text:p>
          </table:table-cell>
          <table:table-cell office:value-type="float" office:value="44872" table:style-name="ce11">
            <text:p>44,872</text:p>
          </table:table-cell>
          <table:table-cell office:value-type="float" office:value="23367" table:style-name="ce11">
            <text:p>23,367</text:p>
          </table:table-cell>
          <table:table-cell office:value-type="float" office:value="21505" table:style-name="ce10">
            <text:p>21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55" table:style-name="ce52">
            <text:p>11,555</text:p>
          </table:table-cell>
          <table:table-cell office:value-type="float" office:value="33524" table:style-name="ce11">
            <text:p>33,524</text:p>
          </table:table-cell>
          <table:table-cell office:value-type="float" office:value="17745" table:style-name="ce11">
            <text:p>17,745</text:p>
          </table:table-cell>
          <table:table-cell office:value-type="float" office:value="15779" table:style-name="ce10">
            <text:p>15,7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487" table:style-name="ce52">
            <text:p>30,487</text:p>
          </table:table-cell>
          <table:table-cell office:value-type="float" office:value="86501" table:style-name="ce11">
            <text:p>86,501</text:p>
          </table:table-cell>
          <table:table-cell office:value-type="float" office:value="43668" table:style-name="ce11">
            <text:p>43,668</text:p>
          </table:table-cell>
          <table:table-cell office:value-type="float" office:value="42833" table:style-name="ce10">
            <text:p>42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7" table:style-name="ce52">
            <text:p>12,037</text:p>
          </table:table-cell>
          <table:table-cell office:value-type="float" office:value="35701" table:style-name="ce11">
            <text:p>35,701</text:p>
          </table:table-cell>
          <table:table-cell office:value-type="float" office:value="18933" table:style-name="ce11">
            <text:p>18,933</text:p>
          </table:table-cell>
          <table:table-cell office:value-type="float" office:value="16768" table:style-name="ce10">
            <text:p>16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1" table:style-name="ce52">
            <text:p>5,961</text:p>
          </table:table-cell>
          <table:table-cell office:value-type="float" office:value="16457" table:style-name="ce11">
            <text:p>16,457</text:p>
          </table:table-cell>
          <table:table-cell office:value-type="float" office:value="8600" table:style-name="ce11">
            <text:p>8,600</text:p>
          </table:table-cell>
          <table:table-cell office:value-type="float" office:value="7857" table:style-name="ce10">
            <text:p>7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31" table:style-name="ce52">
            <text:p>5,331</text:p>
          </table:table-cell>
          <table:table-cell office:value-type="float" office:value="14213" table:style-name="ce11">
            <text:p>14,213</text:p>
          </table:table-cell>
          <table:table-cell office:value-type="float" office:value="7543" table:style-name="ce11">
            <text:p>7,543</text:p>
          </table:table-cell>
          <table:table-cell office:value-type="float" office:value="6670" table:style-name="ce10">
            <text:p>6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19" table:style-name="ce52">
            <text:p>10,719</text:p>
          </table:table-cell>
          <table:table-cell office:value-type="float" office:value="32767" table:style-name="ce11">
            <text:p>32,767</text:p>
          </table:table-cell>
          <table:table-cell office:value-type="float" office:value="17094" table:style-name="ce11">
            <text:p>17,094</text:p>
          </table:table-cell>
          <table:table-cell office:value-type="float" office:value="15673" table:style-name="ce10">
            <text:p>15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4" table:style-name="ce52">
            <text:p>6,114</text:p>
          </table:table-cell>
          <table:table-cell office:value-type="float" office:value="17599" table:style-name="ce11">
            <text:p>17,599</text:p>
          </table:table-cell>
          <table:table-cell office:value-type="float" office:value="9354" table:style-name="ce11">
            <text:p>9,354</text:p>
          </table:table-cell>
          <table:table-cell office:value-type="float" office:value="8245" table:style-name="ce10">
            <text:p>8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21" table:style-name="ce52">
            <text:p>3,921</text:p>
          </table:table-cell>
          <table:table-cell office:value-type="float" office:value="9823" table:style-name="ce11">
            <text:p>9,823</text:p>
          </table:table-cell>
          <table:table-cell office:value-type="float" office:value="5392" table:style-name="ce11">
            <text:p>5,392</text:p>
          </table:table-cell>
          <table:table-cell office:value-type="float" office:value="4431" table:style-name="ce10">
            <text:p>4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3" table:style-name="ce52">
            <text:p>3,643</text:p>
          </table:table-cell>
          <table:table-cell office:value-type="float" office:value="10478" table:style-name="ce11">
            <text:p>10,478</text:p>
          </table:table-cell>
          <table:table-cell office:value-type="float" office:value="5545" table:style-name="ce11">
            <text:p>5,545</text:p>
          </table:table-cell>
          <table:table-cell office:value-type="float" office:value="4933" table:style-name="ce10">
            <text:p>4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9" table:style-name="ce52">
            <text:p>5,549</text:p>
          </table:table-cell>
          <table:table-cell office:value-type="float" office:value="16001" table:style-name="ce11">
            <text:p>16,001</text:p>
          </table:table-cell>
          <table:table-cell office:value-type="float" office:value="8449" table:style-name="ce11">
            <text:p>8,449</text:p>
          </table:table-cell>
          <table:table-cell office:value-type="float" office:value="7552" table:style-name="ce10">
            <text:p>7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2" table:style-name="ce52">
            <text:p>2,622</text:p>
          </table:table-cell>
          <table:table-cell office:value-type="float" office:value="6884" table:style-name="ce11">
            <text:p>6,884</text:p>
          </table:table-cell>
          <table:table-cell office:value-type="float" office:value="3853" table:style-name="ce11">
            <text:p>3,853</text:p>
          </table:table-cell>
          <table:table-cell office:value-type="float" office:value="3031" table:style-name="ce10">
            <text:p>3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55" table:style-name="ce52">
            <text:p>4,155</text:p>
          </table:table-cell>
          <table:table-cell office:value-type="float" office:value="12505" table:style-name="ce11">
            <text:p>12,505</text:p>
          </table:table-cell>
          <table:table-cell office:value-type="float" office:value="6619" table:style-name="ce11">
            <text:p>6,619</text:p>
          </table:table-cell>
          <table:table-cell office:value-type="float" office:value="5886" table:style-name="ce10">
            <text:p>5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70" table:style-name="ce52">
            <text:p>2,370</text:p>
          </table:table-cell>
          <table:table-cell office:value-type="float" office:value="6537" table:style-name="ce11">
            <text:p>6,537</text:p>
          </table:table-cell>
          <table:table-cell office:value-type="float" office:value="3566" table:style-name="ce11">
            <text:p>3,566</text:p>
          </table:table-cell>
          <table:table-cell office:value-type="float" office:value="2971" table:style-name="ce10">
            <text:p>2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2">
            <text:p>1,719</text:p>
          </table:table-cell>
          <table:table-cell office:value-type="float" office:value="4237" table:style-name="ce11">
            <text:p>4,237</text:p>
          </table:table-cell>
          <table:table-cell office:value-type="float" office:value="2363" table:style-name="ce11">
            <text:p>2,363</text:p>
          </table:table-cell>
          <table:table-cell office:value-type="float" office:value="1874" table:style-name="ce10">
            <text:p>1,87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2" table:style-name="ce53">
            <text:p>1,982</text:p>
          </table:table-cell>
          <table:table-cell office:value-type="float" office:value="5887" table:style-name="ce18">
            <text:p>5,887</text:p>
          </table:table-cell>
          <table:table-cell office:value-type="float" office:value="3150" table:style-name="ce18">
            <text:p>3,150</text:p>
          </table:table-cell>
          <table:table-cell office:value-type="float" office:value="2737" table:style-name="ce17">
            <text:p>2,737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2740" table:style-name="ce71">
            <text:p>392,740</text:p>
          </table:table-cell>
          <table:table-cell office:value-type="float" office:value="1272789" table:style-name="ce79">
            <text:p>1,272,789</text:p>
          </table:table-cell>
          <table:table-cell office:value-type="float" office:value="647548" table:style-name="ce79">
            <text:p>647,548</text:p>
          </table:table-cell>
          <table:table-cell office:value-type="float" office:value="625241" table:style-name="ce73">
            <text:p>625,2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395" table:style-name="ce52">
            <text:p>77,395</text:p>
          </table:table-cell>
          <table:table-cell office:value-type="float" office:value="232158" table:style-name="ce11">
            <text:p>232,158</text:p>
          </table:table-cell>
          <table:table-cell office:value-type="float" office:value="114345" table:style-name="ce11">
            <text:p>114,345</text:p>
          </table:table-cell>
          <table:table-cell office:value-type="float" office:value="117813" table:style-name="ce10">
            <text:p>117,8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429" table:style-name="ce52">
            <text:p>40,429</text:p>
          </table:table-cell>
          <table:table-cell office:value-type="float" office:value="124948" table:style-name="ce11">
            <text:p>124,948</text:p>
          </table:table-cell>
          <table:table-cell office:value-type="float" office:value="61991" table:style-name="ce11">
            <text:p>61,991</text:p>
          </table:table-cell>
          <table:table-cell office:value-type="float" office:value="62957" table:style-name="ce10">
            <text:p>62,957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998" table:style-name="ce52">
            <text:p>24,998</text:p>
          </table:table-cell>
          <table:table-cell office:value-type="float" office:value="86877" table:style-name="ce11">
            <text:p>86,877</text:p>
          </table:table-cell>
          <table:table-cell office:value-type="float" office:value="44079" table:style-name="ce11">
            <text:p>44,079</text:p>
          </table:table-cell>
          <table:table-cell office:value-type="float" office:value="42798" table:style-name="ce10">
            <text:p>42,7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24" table:style-name="ce52">
            <text:p>27,224</text:p>
          </table:table-cell>
          <table:table-cell office:value-type="float" office:value="90519" table:style-name="ce11">
            <text:p>90,519</text:p>
          </table:table-cell>
          <table:table-cell office:value-type="float" office:value="46010" table:style-name="ce11">
            <text:p>46,010</text:p>
          </table:table-cell>
          <table:table-cell office:value-type="float" office:value="44509" table:style-name="ce10">
            <text:p>44,5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98" table:style-name="ce52">
            <text:p>10,898</text:p>
          </table:table-cell>
          <table:table-cell office:value-type="float" office:value="33333" table:style-name="ce11">
            <text:p>33,333</text:p>
          </table:table-cell>
          <table:table-cell office:value-type="float" office:value="16785" table:style-name="ce11">
            <text:p>16,785</text:p>
          </table:table-cell>
          <table:table-cell office:value-type="float" office:value="16548" table:style-name="ce10">
            <text:p>16,5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53" table:style-name="ce52">
            <text:p>16,553</text:p>
          </table:table-cell>
          <table:table-cell office:value-type="float" office:value="55163" table:style-name="ce11">
            <text:p>55,163</text:p>
          </table:table-cell>
          <table:table-cell office:value-type="float" office:value="27874" table:style-name="ce11">
            <text:p>27,874</text:p>
          </table:table-cell>
          <table:table-cell office:value-type="float" office:value="27289" table:style-name="ce10">
            <text:p>27,2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02" table:style-name="ce52">
            <text:p>13,302</text:p>
          </table:table-cell>
          <table:table-cell office:value-type="float" office:value="41251" table:style-name="ce11">
            <text:p>41,251</text:p>
          </table:table-cell>
          <table:table-cell office:value-type="float" office:value="21149" table:style-name="ce11">
            <text:p>21,149</text:p>
          </table:table-cell>
          <table:table-cell office:value-type="float" office:value="20102" table:style-name="ce10">
            <text:p>20,1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77" table:style-name="ce52">
            <text:p>15,177</text:p>
          </table:table-cell>
          <table:table-cell office:value-type="float" office:value="50093" table:style-name="ce11">
            <text:p>50,093</text:p>
          </table:table-cell>
          <table:table-cell office:value-type="float" office:value="25776" table:style-name="ce11">
            <text:p>25,776</text:p>
          </table:table-cell>
          <table:table-cell office:value-type="float" office:value="24317" table:style-name="ce10">
            <text:p>24,3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74" table:style-name="ce52">
            <text:p>4,474</text:p>
          </table:table-cell>
          <table:table-cell office:value-type="float" office:value="16732" table:style-name="ce11">
            <text:p>16,732</text:p>
          </table:table-cell>
          <table:table-cell office:value-type="float" office:value="8600" table:style-name="ce11">
            <text:p>8,600</text:p>
          </table:table-cell>
          <table:table-cell office:value-type="float" office:value="8132" table:style-name="ce10">
            <text:p>8,1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39" table:style-name="ce52">
            <text:p>10,339</text:p>
          </table:table-cell>
          <table:table-cell office:value-type="float" office:value="37424" table:style-name="ce11">
            <text:p>37,424</text:p>
          </table:table-cell>
          <table:table-cell office:value-type="float" office:value="19036" table:style-name="ce11">
            <text:p>19,036</text:p>
          </table:table-cell>
          <table:table-cell office:value-type="float" office:value="18388" table:style-name="ce10">
            <text:p>18,3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92" table:style-name="ce52">
            <text:p>13,092</text:p>
          </table:table-cell>
          <table:table-cell office:value-type="float" office:value="46765" table:style-name="ce11">
            <text:p>46,765</text:p>
          </table:table-cell>
          <table:table-cell office:value-type="float" office:value="24347" table:style-name="ce11">
            <text:p>24,347</text:p>
          </table:table-cell>
          <table:table-cell office:value-type="float" office:value="22418" table:style-name="ce10">
            <text:p>22,4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60" table:style-name="ce52">
            <text:p>10,960</text:p>
          </table:table-cell>
          <table:table-cell office:value-type="float" office:value="39082" table:style-name="ce11">
            <text:p>39,082</text:p>
          </table:table-cell>
          <table:table-cell office:value-type="float" office:value="20162" table:style-name="ce11">
            <text:p>20,162</text:p>
          </table:table-cell>
          <table:table-cell office:value-type="float" office:value="18920" table:style-name="ce10">
            <text:p>18,9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70" table:style-name="ce52">
            <text:p>14,270</text:p>
          </table:table-cell>
          <table:table-cell office:value-type="float" office:value="45602" table:style-name="ce11">
            <text:p>45,602</text:p>
          </table:table-cell>
          <table:table-cell office:value-type="float" office:value="23414" table:style-name="ce11">
            <text:p>23,414</text:p>
          </table:table-cell>
          <table:table-cell office:value-type="float" office:value="22188" table:style-name="ce10">
            <text:p>22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2" table:style-name="ce52">
            <text:p>6,832</text:p>
          </table:table-cell>
          <table:table-cell office:value-type="float" office:value="23369" table:style-name="ce11">
            <text:p>23,369</text:p>
          </table:table-cell>
          <table:table-cell office:value-type="float" office:value="12284" table:style-name="ce11">
            <text:p>12,284</text:p>
          </table:table-cell>
          <table:table-cell office:value-type="float" office:value="11085" table:style-name="ce10">
            <text:p>11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48" table:style-name="ce52">
            <text:p>11,348</text:p>
          </table:table-cell>
          <table:table-cell office:value-type="float" office:value="37139" table:style-name="ce11">
            <text:p>37,139</text:p>
          </table:table-cell>
          <table:table-cell office:value-type="float" office:value="19133" table:style-name="ce11">
            <text:p>19,133</text:p>
          </table:table-cell>
          <table:table-cell office:value-type="float" office:value="18006" table:style-name="ce10">
            <text:p>18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67" table:style-name="ce52">
            <text:p>9,167</text:p>
          </table:table-cell>
          <table:table-cell office:value-type="float" office:value="32203" table:style-name="ce11">
            <text:p>32,203</text:p>
          </table:table-cell>
          <table:table-cell office:value-type="float" office:value="16925" table:style-name="ce11">
            <text:p>16,925</text:p>
          </table:table-cell>
          <table:table-cell office:value-type="float" office:value="15278" table:style-name="ce10">
            <text:p>15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73" table:style-name="ce52">
            <text:p>10,873</text:p>
          </table:table-cell>
          <table:table-cell office:value-type="float" office:value="34746" table:style-name="ce11">
            <text:p>34,746</text:p>
          </table:table-cell>
          <table:table-cell office:value-type="float" office:value="17845" table:style-name="ce11">
            <text:p>17,845</text:p>
          </table:table-cell>
          <table:table-cell office:value-type="float" office:value="16901" table:style-name="ce10">
            <text:p>16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90" table:style-name="ce52">
            <text:p>10,990</text:p>
          </table:table-cell>
          <table:table-cell office:value-type="float" office:value="36670" table:style-name="ce11">
            <text:p>36,670</text:p>
          </table:table-cell>
          <table:table-cell office:value-type="float" office:value="18965" table:style-name="ce11">
            <text:p>18,965</text:p>
          </table:table-cell>
          <table:table-cell office:value-type="float" office:value="17705" table:style-name="ce10">
            <text:p>17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18" table:style-name="ce52">
            <text:p>13,018</text:p>
          </table:table-cell>
          <table:table-cell office:value-type="float" office:value="42587" table:style-name="ce11">
            <text:p>42,587</text:p>
          </table:table-cell>
          <table:table-cell office:value-type="float" office:value="21862" table:style-name="ce11">
            <text:p>21,862</text:p>
          </table:table-cell>
          <table:table-cell office:value-type="float" office:value="20725" table:style-name="ce10">
            <text:p>20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4" table:style-name="ce52">
            <text:p>5,294</text:p>
          </table:table-cell>
          <table:table-cell office:value-type="float" office:value="14850" table:style-name="ce11">
            <text:p>14,850</text:p>
          </table:table-cell>
          <table:table-cell office:value-type="float" office:value="7830" table:style-name="ce11">
            <text:p>7,830</text:p>
          </table:table-cell>
          <table:table-cell office:value-type="float" office:value="7020" table:style-name="ce10">
            <text:p>7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08" table:style-name="ce52">
            <text:p>8,008</text:p>
          </table:table-cell>
          <table:table-cell office:value-type="float" office:value="26995" table:style-name="ce11">
            <text:p>26,995</text:p>
          </table:table-cell>
          <table:table-cell office:value-type="float" office:value="13919" table:style-name="ce11">
            <text:p>13,919</text:p>
          </table:table-cell>
          <table:table-cell office:value-type="float" office:value="13076" table:style-name="ce10">
            <text:p>13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35" table:style-name="ce52">
            <text:p>9,135</text:p>
          </table:table-cell>
          <table:table-cell office:value-type="float" office:value="30401" table:style-name="ce11">
            <text:p>30,401</text:p>
          </table:table-cell>
          <table:table-cell office:value-type="float" office:value="15696" table:style-name="ce11">
            <text:p>15,696</text:p>
          </table:table-cell>
          <table:table-cell office:value-type="float" office:value="14705" table:style-name="ce10">
            <text:p>14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3" table:style-name="ce52">
            <text:p>10,153</text:p>
          </table:table-cell>
          <table:table-cell office:value-type="float" office:value="33141" table:style-name="ce11">
            <text:p>33,141</text:p>
          </table:table-cell>
          <table:table-cell office:value-type="float" office:value="17492" table:style-name="ce11">
            <text:p>17,492</text:p>
          </table:table-cell>
          <table:table-cell office:value-type="float" office:value="15649" table:style-name="ce10">
            <text:p>15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14" table:style-name="ce52">
            <text:p>5,214</text:p>
          </table:table-cell>
          <table:table-cell office:value-type="float" office:value="16383" table:style-name="ce11">
            <text:p>16,383</text:p>
          </table:table-cell>
          <table:table-cell office:value-type="float" office:value="8845" table:style-name="ce11">
            <text:p>8,845</text:p>
          </table:table-cell>
          <table:table-cell office:value-type="float" office:value="7538" table:style-name="ce10">
            <text:p>7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6" table:style-name="ce52">
            <text:p>4,586</text:p>
          </table:table-cell>
          <table:table-cell office:value-type="float" office:value="14927" table:style-name="ce11">
            <text:p>14,927</text:p>
          </table:table-cell>
          <table:table-cell office:value-type="float" office:value="7813" table:style-name="ce11">
            <text:p>7,813</text:p>
          </table:table-cell>
          <table:table-cell office:value-type="float" office:value="7114" table:style-name="ce10">
            <text:p>7,11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1" table:style-name="ce53">
            <text:p>9,011</text:p>
          </table:table-cell>
          <table:table-cell office:value-type="float" office:value="29431" table:style-name="ce18">
            <text:p>29,431</text:p>
          </table:table-cell>
          <table:table-cell office:value-type="float" office:value="15371" table:style-name="ce18">
            <text:p>15,371</text:p>
          </table:table-cell>
          <table:table-cell office:value-type="float" office:value="14060" table:style-name="ce17">
            <text:p>14,06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078" table:style-name="ce71">
            <text:p>179,078</text:p>
          </table:table-cell>
          <table:table-cell office:value-type="float" office:value="494352" table:style-name="ce79">
            <text:p>494,352</text:p>
          </table:table-cell>
          <table:table-cell office:value-type="float" office:value="252852" table:style-name="ce79">
            <text:p>252,852</text:p>
          </table:table-cell>
          <table:table-cell office:value-type="float" office:value="241500" table:style-name="ce73">
            <text:p>241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0" table:style-name="ce52">
            <text:p>35,190</text:p>
          </table:table-cell>
          <table:table-cell office:value-type="float" office:value="99231" table:style-name="ce11">
            <text:p>99,231</text:p>
          </table:table-cell>
          <table:table-cell office:value-type="float" office:value="49632" table:style-name="ce11">
            <text:p>49,632</text:p>
          </table:table-cell>
          <table:table-cell office:value-type="float" office:value="49599" table:style-name="ce10">
            <text:p>49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44" table:style-name="ce52">
            <text:p>29,044</text:p>
          </table:table-cell>
          <table:table-cell office:value-type="float" office:value="79876" table:style-name="ce11">
            <text:p>79,876</text:p>
          </table:table-cell>
          <table:table-cell office:value-type="float" office:value="39726" table:style-name="ce11">
            <text:p>39,726</text:p>
          </table:table-cell>
          <table:table-cell office:value-type="float" office:value="40150" table:style-name="ce10">
            <text:p>40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15" table:style-name="ce52">
            <text:p>33,815</text:p>
          </table:table-cell>
          <table:table-cell office:value-type="float" office:value="97608" table:style-name="ce11">
            <text:p>97,608</text:p>
          </table:table-cell>
          <table:table-cell office:value-type="float" office:value="49254" table:style-name="ce11">
            <text:p>49,254</text:p>
          </table:table-cell>
          <table:table-cell office:value-type="float" office:value="48354" table:style-name="ce10">
            <text:p>48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13" table:style-name="ce52">
            <text:p>20,213</text:p>
          </table:table-cell>
          <table:table-cell office:value-type="float" office:value="53971" table:style-name="ce11">
            <text:p>53,971</text:p>
          </table:table-cell>
          <table:table-cell office:value-type="float" office:value="27597" table:style-name="ce11">
            <text:p>27,597</text:p>
          </table:table-cell>
          <table:table-cell office:value-type="float" office:value="26374" table:style-name="ce10">
            <text:p>26,3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72" table:style-name="ce52">
            <text:p>4,272</text:p>
          </table:table-cell>
          <table:table-cell office:value-type="float" office:value="10620" table:style-name="ce11">
            <text:p>10,620</text:p>
          </table:table-cell>
          <table:table-cell office:value-type="float" office:value="5552" table:style-name="ce11">
            <text:p>5,552</text:p>
          </table:table-cell>
          <table:table-cell office:value-type="float" office:value="5068" table:style-name="ce10">
            <text:p>5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8" table:style-name="ce52">
            <text:p>12,628</text:p>
          </table:table-cell>
          <table:table-cell office:value-type="float" office:value="37972" table:style-name="ce11">
            <text:p>37,972</text:p>
          </table:table-cell>
          <table:table-cell office:value-type="float" office:value="19999" table:style-name="ce11">
            <text:p>19,999</text:p>
          </table:table-cell>
          <table:table-cell office:value-type="float" office:value="17973" table:style-name="ce10">
            <text:p>17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69" table:style-name="ce52">
            <text:p>8,069</text:p>
          </table:table-cell>
          <table:table-cell office:value-type="float" office:value="17528" table:style-name="ce11">
            <text:p>17,528</text:p>
          </table:table-cell>
          <table:table-cell office:value-type="float" office:value="9360" table:style-name="ce11">
            <text:p>9,360</text:p>
          </table:table-cell>
          <table:table-cell office:value-type="float" office:value="8168" table:style-name="ce10">
            <text:p>8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01" table:style-name="ce52">
            <text:p>5,601</text:p>
          </table:table-cell>
          <table:table-cell office:value-type="float" office:value="14521" table:style-name="ce11">
            <text:p>14,521</text:p>
          </table:table-cell>
          <table:table-cell office:value-type="float" office:value="7871" table:style-name="ce11">
            <text:p>7,871</text:p>
          </table:table-cell>
          <table:table-cell office:value-type="float" office:value="6650" table:style-name="ce10">
            <text:p>6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4" table:style-name="ce52">
            <text:p>5,764</text:p>
          </table:table-cell>
          <table:table-cell office:value-type="float" office:value="15610" table:style-name="ce11">
            <text:p>15,610</text:p>
          </table:table-cell>
          <table:table-cell office:value-type="float" office:value="8216" table:style-name="ce11">
            <text:p>8,216</text:p>
          </table:table-cell>
          <table:table-cell office:value-type="float" office:value="7394" table:style-name="ce10">
            <text:p>7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49" table:style-name="ce52">
            <text:p>7,249</text:p>
          </table:table-cell>
          <table:table-cell office:value-type="float" office:value="18277" table:style-name="ce11">
            <text:p>18,277</text:p>
          </table:table-cell>
          <table:table-cell office:value-type="float" office:value="9862" table:style-name="ce11">
            <text:p>9,862</text:p>
          </table:table-cell>
          <table:table-cell office:value-type="float" office:value="8415" table:style-name="ce10">
            <text:p>8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4" table:style-name="ce52">
            <text:p>7,084</text:p>
          </table:table-cell>
          <table:table-cell office:value-type="float" office:value="17259" table:style-name="ce11">
            <text:p>17,259</text:p>
          </table:table-cell>
          <table:table-cell office:value-type="float" office:value="9035" table:style-name="ce11">
            <text:p>9,035</text:p>
          </table:table-cell>
          <table:table-cell office:value-type="float" office:value="8224" table:style-name="ce10">
            <text:p>8,2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6" table:style-name="ce52">
            <text:p>5,276</text:p>
          </table:table-cell>
          <table:table-cell office:value-type="float" office:value="16002" table:style-name="ce11">
            <text:p>16,002</text:p>
          </table:table-cell>
          <table:table-cell office:value-type="float" office:value="8585" table:style-name="ce11">
            <text:p>8,585</text:p>
          </table:table-cell>
          <table:table-cell office:value-type="float" office:value="7417" table:style-name="ce10">
            <text:p>7,41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3" table:style-name="ce53">
            <text:p>4,873</text:p>
          </table:table-cell>
          <table:table-cell office:value-type="float" office:value="15877" table:style-name="ce18">
            <text:p>15,877</text:p>
          </table:table-cell>
          <table:table-cell office:value-type="float" office:value="8163" table:style-name="ce18">
            <text:p>8,163</text:p>
          </table:table-cell>
          <table:table-cell office:value-type="float" office:value="7714" table:style-name="ce17">
            <text:p>7,71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073" table:style-name="ce71">
            <text:p>242,073</text:p>
          </table:table-cell>
          <table:table-cell office:value-type="float" office:value="681584" table:style-name="ce79">
            <text:p>681,584</text:p>
          </table:table-cell>
          <table:table-cell office:value-type="float" office:value="352969" table:style-name="ce79">
            <text:p>352,969</text:p>
          </table:table-cell>
          <table:table-cell office:value-type="float" office:value="328615" table:style-name="ce73">
            <text:p>328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32" table:style-name="ce52">
            <text:p>38,932</text:p>
          </table:table-cell>
          <table:table-cell office:value-type="float" office:value="108608" table:style-name="ce11">
            <text:p>108,608</text:p>
          </table:table-cell>
          <table:table-cell office:value-type="float" office:value="53934" table:style-name="ce11">
            <text:p>53,934</text:p>
          </table:table-cell>
          <table:table-cell office:value-type="float" office:value="54674" table:style-name="ce10">
            <text:p>54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90" table:style-name="ce52">
            <text:p>15,990</text:p>
          </table:table-cell>
          <table:table-cell office:value-type="float" office:value="44295" table:style-name="ce11">
            <text:p>44,295</text:p>
          </table:table-cell>
          <table:table-cell office:value-type="float" office:value="22476" table:style-name="ce11">
            <text:p>22,476</text:p>
          </table:table-cell>
          <table:table-cell office:value-type="float" office:value="21819" table:style-name="ce10">
            <text:p>21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559" table:style-name="ce52">
            <text:p>25,559</text:p>
          </table:table-cell>
          <table:table-cell office:value-type="float" office:value="70976" table:style-name="ce11">
            <text:p>70,976</text:p>
          </table:table-cell>
          <table:table-cell office:value-type="float" office:value="35907" table:style-name="ce11">
            <text:p>35,907</text:p>
          </table:table-cell>
          <table:table-cell office:value-type="float" office:value="35069" table:style-name="ce10">
            <text:p>35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02" table:style-name="ce52">
            <text:p>14,902</text:p>
          </table:table-cell>
          <table:table-cell office:value-type="float" office:value="45766" table:style-name="ce11">
            <text:p>45,766</text:p>
          </table:table-cell>
          <table:table-cell office:value-type="float" office:value="23041" table:style-name="ce11">
            <text:p>23,041</text:p>
          </table:table-cell>
          <table:table-cell office:value-type="float" office:value="22725" table:style-name="ce10">
            <text:p>22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10" table:style-name="ce52">
            <text:p>9,510</text:p>
          </table:table-cell>
          <table:table-cell office:value-type="float" office:value="28569" table:style-name="ce11">
            <text:p>28,569</text:p>
          </table:table-cell>
          <table:table-cell office:value-type="float" office:value="14874" table:style-name="ce11">
            <text:p>14,874</text:p>
          </table:table-cell>
          <table:table-cell office:value-type="float" office:value="13695" table:style-name="ce10">
            <text:p>13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2" table:style-name="ce52">
            <text:p>16,032</text:p>
          </table:table-cell>
          <table:table-cell office:value-type="float" office:value="39438" table:style-name="ce11">
            <text:p>39,438</text:p>
          </table:table-cell>
          <table:table-cell office:value-type="float" office:value="20384" table:style-name="ce11">
            <text:p>20,384</text:p>
          </table:table-cell>
          <table:table-cell office:value-type="float" office:value="19054" table:style-name="ce10">
            <text:p>19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46" table:style-name="ce52">
            <text:p>11,146</text:p>
          </table:table-cell>
          <table:table-cell office:value-type="float" office:value="31232" table:style-name="ce11">
            <text:p>31,232</text:p>
          </table:table-cell>
          <table:table-cell office:value-type="float" office:value="16460" table:style-name="ce11">
            <text:p>16,460</text:p>
          </table:table-cell>
          <table:table-cell office:value-type="float" office:value="14772" table:style-name="ce10">
            <text:p>14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0" table:style-name="ce52">
            <text:p>6,620</text:p>
          </table:table-cell>
          <table:table-cell office:value-type="float" office:value="18812" table:style-name="ce11">
            <text:p>18,812</text:p>
          </table:table-cell>
          <table:table-cell office:value-type="float" office:value="10063" table:style-name="ce11">
            <text:p>10,063</text:p>
          </table:table-cell>
          <table:table-cell office:value-type="float" office:value="8749" table:style-name="ce10">
            <text:p>8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88" table:style-name="ce52">
            <text:p>9,388</text:p>
          </table:table-cell>
          <table:table-cell office:value-type="float" office:value="28519" table:style-name="ce11">
            <text:p>28,519</text:p>
          </table:table-cell>
          <table:table-cell office:value-type="float" office:value="14896" table:style-name="ce11">
            <text:p>14,896</text:p>
          </table:table-cell>
          <table:table-cell office:value-type="float" office:value="13623" table:style-name="ce10">
            <text:p>13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8" table:style-name="ce52">
            <text:p>6,028</text:p>
          </table:table-cell>
          <table:table-cell office:value-type="float" office:value="17808" table:style-name="ce11">
            <text:p>17,808</text:p>
          </table:table-cell>
          <table:table-cell office:value-type="float" office:value="9318" table:style-name="ce11">
            <text:p>9,318</text:p>
          </table:table-cell>
          <table:table-cell office:value-type="float" office:value="8490" table:style-name="ce10">
            <text:p>8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19" table:style-name="ce52">
            <text:p>8,919</text:p>
          </table:table-cell>
          <table:table-cell office:value-type="float" office:value="26404" table:style-name="ce11">
            <text:p>26,404</text:p>
          </table:table-cell>
          <table:table-cell office:value-type="float" office:value="14110" table:style-name="ce11">
            <text:p>14,110</text:p>
          </table:table-cell>
          <table:table-cell office:value-type="float" office:value="12294" table:style-name="ce10">
            <text:p>12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9" table:style-name="ce52">
            <text:p>8,519</text:p>
          </table:table-cell>
          <table:table-cell office:value-type="float" office:value="24035" table:style-name="ce11">
            <text:p>24,035</text:p>
          </table:table-cell>
          <table:table-cell office:value-type="float" office:value="12699" table:style-name="ce11">
            <text:p>12,699</text:p>
          </table:table-cell>
          <table:table-cell office:value-type="float" office:value="11336" table:style-name="ce10">
            <text:p>11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50" table:style-name="ce52">
            <text:p>14,850</text:p>
          </table:table-cell>
          <table:table-cell office:value-type="float" office:value="47107" table:style-name="ce11">
            <text:p>47,107</text:p>
          </table:table-cell>
          <table:table-cell office:value-type="float" office:value="23488" table:style-name="ce11">
            <text:p>23,488</text:p>
          </table:table-cell>
          <table:table-cell office:value-type="float" office:value="23619" table:style-name="ce10">
            <text:p>23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4" table:style-name="ce52">
            <text:p>5,694</text:p>
          </table:table-cell>
          <table:table-cell office:value-type="float" office:value="14444" table:style-name="ce11">
            <text:p>14,444</text:p>
          </table:table-cell>
          <table:table-cell office:value-type="float" office:value="8008" table:style-name="ce11">
            <text:p>8,008</text:p>
          </table:table-cell>
          <table:table-cell office:value-type="float" office:value="6436" table:style-name="ce10">
            <text:p>6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19" table:style-name="ce52">
            <text:p>4,419</text:p>
          </table:table-cell>
          <table:table-cell office:value-type="float" office:value="12692" table:style-name="ce11">
            <text:p>12,692</text:p>
          </table:table-cell>
          <table:table-cell office:value-type="float" office:value="6825" table:style-name="ce11">
            <text:p>6,825</text:p>
          </table:table-cell>
          <table:table-cell office:value-type="float" office:value="5867" table:style-name="ce10">
            <text:p>5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95" table:style-name="ce52">
            <text:p>8,595</text:p>
          </table:table-cell>
          <table:table-cell office:value-type="float" office:value="23341" table:style-name="ce11">
            <text:p>23,341</text:p>
          </table:table-cell>
          <table:table-cell office:value-type="float" office:value="12524" table:style-name="ce11">
            <text:p>12,524</text:p>
          </table:table-cell>
          <table:table-cell office:value-type="float" office:value="10817" table:style-name="ce10">
            <text:p>10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77" table:style-name="ce52">
            <text:p>9,177</text:p>
          </table:table-cell>
          <table:table-cell office:value-type="float" office:value="25136" table:style-name="ce11">
            <text:p>25,136</text:p>
          </table:table-cell>
          <table:table-cell office:value-type="float" office:value="13781" table:style-name="ce11">
            <text:p>13,781</text:p>
          </table:table-cell>
          <table:table-cell office:value-type="float" office:value="11355" table:style-name="ce10">
            <text:p>11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51" table:style-name="ce52">
            <text:p>8,651</text:p>
          </table:table-cell>
          <table:table-cell office:value-type="float" office:value="22788" table:style-name="ce11">
            <text:p>22,788</text:p>
          </table:table-cell>
          <table:table-cell office:value-type="float" office:value="12371" table:style-name="ce11">
            <text:p>12,371</text:p>
          </table:table-cell>
          <table:table-cell office:value-type="float" office:value="10417" table:style-name="ce10">
            <text:p>10,4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93" table:style-name="ce52">
            <text:p>9,393</text:p>
          </table:table-cell>
          <table:table-cell office:value-type="float" office:value="26837" table:style-name="ce11">
            <text:p>26,837</text:p>
          </table:table-cell>
          <table:table-cell office:value-type="float" office:value="14312" table:style-name="ce11">
            <text:p>14,312</text:p>
          </table:table-cell>
          <table:table-cell office:value-type="float" office:value="12525" table:style-name="ce10">
            <text:p>12,52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49" table:style-name="ce53">
            <text:p>9,749</text:p>
          </table:table-cell>
          <table:table-cell office:value-type="float" office:value="24777" table:style-name="ce18">
            <text:p>24,777</text:p>
          </table:table-cell>
          <table:table-cell office:value-type="float" office:value="13498" table:style-name="ce18">
            <text:p>13,498</text:p>
          </table:table-cell>
          <table:table-cell office:value-type="float" office:value="11279" table:style-name="ce17">
            <text:p>11,27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692" table:style-name="ce71">
            <text:p>183,692</text:p>
          </table:table-cell>
          <table:table-cell office:value-type="float" office:value="503357" table:style-name="ce79">
            <text:p>503,357</text:p>
          </table:table-cell>
          <table:table-cell office:value-type="float" office:value="261375" table:style-name="ce79">
            <text:p>261,375</text:p>
          </table:table-cell>
          <table:table-cell office:value-type="float" office:value="241982" table:style-name="ce73">
            <text:p>241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39" table:style-name="ce52">
            <text:p>13,439</text:p>
          </table:table-cell>
          <table:table-cell office:value-type="float" office:value="38287" table:style-name="ce11">
            <text:p>38,287</text:p>
          </table:table-cell>
          <table:table-cell office:value-type="float" office:value="19576" table:style-name="ce11">
            <text:p>19,576</text:p>
          </table:table-cell>
          <table:table-cell office:value-type="float" office:value="18711" table:style-name="ce10">
            <text:p>18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06" table:style-name="ce52">
            <text:p>15,806</text:p>
          </table:table-cell>
          <table:table-cell office:value-type="float" office:value="41873" table:style-name="ce11">
            <text:p>41,873</text:p>
          </table:table-cell>
          <table:table-cell office:value-type="float" office:value="21145" table:style-name="ce11">
            <text:p>21,145</text:p>
          </table:table-cell>
          <table:table-cell office:value-type="float" office:value="20728" table:style-name="ce10">
            <text:p>20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6" table:style-name="ce52">
            <text:p>9,856</text:p>
          </table:table-cell>
          <table:table-cell office:value-type="float" office:value="26387" table:style-name="ce11">
            <text:p>26,387</text:p>
          </table:table-cell>
          <table:table-cell office:value-type="float" office:value="13475" table:style-name="ce11">
            <text:p>13,475</text:p>
          </table:table-cell>
          <table:table-cell office:value-type="float" office:value="12912" table:style-name="ce10">
            <text:p>12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24" table:style-name="ce52">
            <text:p>11,424</text:p>
          </table:table-cell>
          <table:table-cell office:value-type="float" office:value="30714" table:style-name="ce11">
            <text:p>30,714</text:p>
          </table:table-cell>
          <table:table-cell office:value-type="float" office:value="15682" table:style-name="ce11">
            <text:p>15,682</text:p>
          </table:table-cell>
          <table:table-cell office:value-type="float" office:value="15032" table:style-name="ce10">
            <text:p>15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44" table:style-name="ce52">
            <text:p>25,344</text:p>
          </table:table-cell>
          <table:table-cell office:value-type="float" office:value="71368" table:style-name="ce11">
            <text:p>71,368</text:p>
          </table:table-cell>
          <table:table-cell office:value-type="float" office:value="36476" table:style-name="ce11">
            <text:p>36,476</text:p>
          </table:table-cell>
          <table:table-cell office:value-type="float" office:value="34892" table:style-name="ce10">
            <text:p>34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6" table:style-name="ce52">
            <text:p>5,286</text:p>
          </table:table-cell>
          <table:table-cell office:value-type="float" office:value="14295" table:style-name="ce11">
            <text:p>14,295</text:p>
          </table:table-cell>
          <table:table-cell office:value-type="float" office:value="7625" table:style-name="ce11">
            <text:p>7,625</text:p>
          </table:table-cell>
          <table:table-cell office:value-type="float" office:value="6670" table:style-name="ce10">
            <text:p>6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21" table:style-name="ce52">
            <text:p>10,721</text:p>
          </table:table-cell>
          <table:table-cell office:value-type="float" office:value="31459" table:style-name="ce11">
            <text:p>31,459</text:p>
          </table:table-cell>
          <table:table-cell office:value-type="float" office:value="16596" table:style-name="ce11">
            <text:p>16,596</text:p>
          </table:table-cell>
          <table:table-cell office:value-type="float" office:value="14863" table:style-name="ce10">
            <text:p>14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86" table:style-name="ce52">
            <text:p>8,786</text:p>
          </table:table-cell>
          <table:table-cell office:value-type="float" office:value="22582" table:style-name="ce11">
            <text:p>22,582</text:p>
          </table:table-cell>
          <table:table-cell office:value-type="float" office:value="11935" table:style-name="ce11">
            <text:p>11,935</text:p>
          </table:table-cell>
          <table:table-cell office:value-type="float" office:value="10647" table:style-name="ce10">
            <text:p>10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53" table:style-name="ce52">
            <text:p>9,153</text:p>
          </table:table-cell>
          <table:table-cell office:value-type="float" office:value="24234" table:style-name="ce11">
            <text:p>24,234</text:p>
          </table:table-cell>
          <table:table-cell office:value-type="float" office:value="12831" table:style-name="ce11">
            <text:p>12,831</text:p>
          </table:table-cell>
          <table:table-cell office:value-type="float" office:value="11403" table:style-name="ce10">
            <text:p>11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9" table:style-name="ce52">
            <text:p>7,269</text:p>
          </table:table-cell>
          <table:table-cell office:value-type="float" office:value="17898" table:style-name="ce11">
            <text:p>17,898</text:p>
          </table:table-cell>
          <table:table-cell office:value-type="float" office:value="9319" table:style-name="ce11">
            <text:p>9,319</text:p>
          </table:table-cell>
          <table:table-cell office:value-type="float" office:value="8579" table:style-name="ce10">
            <text:p>8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52" table:style-name="ce52">
            <text:p>5,752</text:p>
          </table:table-cell>
          <table:table-cell office:value-type="float" office:value="15129" table:style-name="ce11">
            <text:p>15,129</text:p>
          </table:table-cell>
          <table:table-cell office:value-type="float" office:value="8136" table:style-name="ce11">
            <text:p>8,136</text:p>
          </table:table-cell>
          <table:table-cell office:value-type="float" office:value="6993" table:style-name="ce10">
            <text:p>6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03" table:style-name="ce52">
            <text:p>18,303</text:p>
          </table:table-cell>
          <table:table-cell office:value-type="float" office:value="49198" table:style-name="ce11">
            <text:p>49,198</text:p>
          </table:table-cell>
          <table:table-cell office:value-type="float" office:value="25384" table:style-name="ce11">
            <text:p>25,384</text:p>
          </table:table-cell>
          <table:table-cell office:value-type="float" office:value="23814" table:style-name="ce10">
            <text:p>23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03" table:style-name="ce52">
            <text:p>16,103</text:p>
          </table:table-cell>
          <table:table-cell office:value-type="float" office:value="44330" table:style-name="ce11">
            <text:p>44,330</text:p>
          </table:table-cell>
          <table:table-cell office:value-type="float" office:value="23031" table:style-name="ce11">
            <text:p>23,031</text:p>
          </table:table-cell>
          <table:table-cell office:value-type="float" office:value="21299" table:style-name="ce10">
            <text:p>21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5" table:style-name="ce52">
            <text:p>11,695</text:p>
          </table:table-cell>
          <table:table-cell office:value-type="float" office:value="35219" table:style-name="ce11">
            <text:p>35,219</text:p>
          </table:table-cell>
          <table:table-cell office:value-type="float" office:value="18749" table:style-name="ce11">
            <text:p>18,749</text:p>
          </table:table-cell>
          <table:table-cell office:value-type="float" office:value="16470" table:style-name="ce10">
            <text:p>16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6" table:style-name="ce52">
            <text:p>6,746</text:p>
          </table:table-cell>
          <table:table-cell office:value-type="float" office:value="18986" table:style-name="ce11">
            <text:p>18,986</text:p>
          </table:table-cell>
          <table:table-cell office:value-type="float" office:value="10077" table:style-name="ce11">
            <text:p>10,077</text:p>
          </table:table-cell>
          <table:table-cell office:value-type="float" office:value="8909" table:style-name="ce10">
            <text:p>8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0" table:style-name="ce52">
            <text:p>4,210</text:p>
          </table:table-cell>
          <table:table-cell office:value-type="float" office:value="11265" table:style-name="ce11">
            <text:p>11,265</text:p>
          </table:table-cell>
          <table:table-cell office:value-type="float" office:value="6074" table:style-name="ce11">
            <text:p>6,074</text:p>
          </table:table-cell>
          <table:table-cell office:value-type="float" office:value="5191" table:style-name="ce10">
            <text:p>5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5" table:style-name="ce52">
            <text:p>1,925</text:p>
          </table:table-cell>
          <table:table-cell office:value-type="float" office:value="4591" table:style-name="ce11">
            <text:p>4,591</text:p>
          </table:table-cell>
          <table:table-cell office:value-type="float" office:value="2354" table:style-name="ce11">
            <text:p>2,354</text:p>
          </table:table-cell>
          <table:table-cell office:value-type="float" office:value="2237" table:style-name="ce10">
            <text:p>2,2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4" table:style-name="ce53">
            <text:p>1,874</text:p>
          </table:table-cell>
          <table:table-cell office:value-type="float" office:value="5542" table:style-name="ce18">
            <text:p>5,542</text:p>
          </table:table-cell>
          <table:table-cell office:value-type="float" office:value="2910" table:style-name="ce18">
            <text:p>2,910</text:p>
          </table:table-cell>
          <table:table-cell office:value-type="float" office:value="2632" table:style-name="ce17">
            <text:p>2,63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857" table:style-name="ce71">
            <text:p>289,857</text:p>
          </table:table-cell>
          <table:table-cell office:value-type="float" office:value="819429" table:style-name="ce79">
            <text:p>819,429</text:p>
          </table:table-cell>
          <table:table-cell office:value-type="float" office:value="417941" table:style-name="ce79">
            <text:p>417,941</text:p>
          </table:table-cell>
          <table:table-cell office:value-type="float" office:value="401488" table:style-name="ce73">
            <text:p>401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82" table:style-name="ce52">
            <text:p>74,982</text:p>
          </table:table-cell>
          <table:table-cell office:value-type="float" office:value="199014" table:style-name="ce11">
            <text:p>199,014</text:p>
          </table:table-cell>
          <table:table-cell office:value-type="float" office:value="97973" table:style-name="ce11">
            <text:p>97,973</text:p>
          </table:table-cell>
          <table:table-cell office:value-type="float" office:value="101041" table:style-name="ce10">
            <text:p>101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971" table:style-name="ce52">
            <text:p>19,971</text:p>
          </table:table-cell>
          <table:table-cell office:value-type="float" office:value="53820" table:style-name="ce11">
            <text:p>53,820</text:p>
          </table:table-cell>
          <table:table-cell office:value-type="float" office:value="26845" table:style-name="ce11">
            <text:p>26,845</text:p>
          </table:table-cell>
          <table:table-cell office:value-type="float" office:value="26975" table:style-name="ce10">
            <text:p>26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77" table:style-name="ce52">
            <text:p>16,977</text:p>
          </table:table-cell>
          <table:table-cell office:value-type="float" office:value="47177" table:style-name="ce11">
            <text:p>47,177</text:p>
          </table:table-cell>
          <table:table-cell office:value-type="float" office:value="23782" table:style-name="ce11">
            <text:p>23,782</text:p>
          </table:table-cell>
          <table:table-cell office:value-type="float" office:value="23395" table:style-name="ce10">
            <text:p>23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95" table:style-name="ce52">
            <text:p>11,795</text:p>
          </table:table-cell>
          <table:table-cell office:value-type="float" office:value="30648" table:style-name="ce11">
            <text:p>30,648</text:p>
          </table:table-cell>
          <table:table-cell office:value-type="float" office:value="15685" table:style-name="ce11">
            <text:p>15,685</text:p>
          </table:table-cell>
          <table:table-cell office:value-type="float" office:value="14963" table:style-name="ce10">
            <text:p>14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66" table:style-name="ce52">
            <text:p>15,366</text:p>
          </table:table-cell>
          <table:table-cell office:value-type="float" office:value="50419" table:style-name="ce11">
            <text:p>50,419</text:p>
          </table:table-cell>
          <table:table-cell office:value-type="float" office:value="26149" table:style-name="ce11">
            <text:p>26,149</text:p>
          </table:table-cell>
          <table:table-cell office:value-type="float" office:value="24270" table:style-name="ce10">
            <text:p>24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52" table:style-name="ce52">
            <text:p>10,252</text:p>
          </table:table-cell>
          <table:table-cell office:value-type="float" office:value="29563" table:style-name="ce11">
            <text:p>29,563</text:p>
          </table:table-cell>
          <table:table-cell office:value-type="float" office:value="15419" table:style-name="ce11">
            <text:p>15,419</text:p>
          </table:table-cell>
          <table:table-cell office:value-type="float" office:value="14144" table:style-name="ce10">
            <text:p>14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9" table:style-name="ce52">
            <text:p>3,869</text:p>
          </table:table-cell>
          <table:table-cell office:value-type="float" office:value="10925" table:style-name="ce11">
            <text:p>10,925</text:p>
          </table:table-cell>
          <table:table-cell office:value-type="float" office:value="5669" table:style-name="ce11">
            <text:p>5,669</text:p>
          </table:table-cell>
          <table:table-cell office:value-type="float" office:value="5256" table:style-name="ce10">
            <text:p>5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55" table:style-name="ce52">
            <text:p>7,155</text:p>
          </table:table-cell>
          <table:table-cell office:value-type="float" office:value="21976" table:style-name="ce11">
            <text:p>21,976</text:p>
          </table:table-cell>
          <table:table-cell office:value-type="float" office:value="11306" table:style-name="ce11">
            <text:p>11,306</text:p>
          </table:table-cell>
          <table:table-cell office:value-type="float" office:value="10670" table:style-name="ce10">
            <text:p>10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40" table:style-name="ce52">
            <text:p>8,240</text:p>
          </table:table-cell>
          <table:table-cell office:value-type="float" office:value="25824" table:style-name="ce11">
            <text:p>25,824</text:p>
          </table:table-cell>
          <table:table-cell office:value-type="float" office:value="13132" table:style-name="ce11">
            <text:p>13,132</text:p>
          </table:table-cell>
          <table:table-cell office:value-type="float" office:value="12692" table:style-name="ce10">
            <text:p>12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4" table:style-name="ce52">
            <text:p>7,894</text:p>
          </table:table-cell>
          <table:table-cell office:value-type="float" office:value="25361" table:style-name="ce11">
            <text:p>25,361</text:p>
          </table:table-cell>
          <table:table-cell office:value-type="float" office:value="13122" table:style-name="ce11">
            <text:p>13,122</text:p>
          </table:table-cell>
          <table:table-cell office:value-type="float" office:value="12239" table:style-name="ce10">
            <text:p>12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29" table:style-name="ce52">
            <text:p>9,229</text:p>
          </table:table-cell>
          <table:table-cell office:value-type="float" office:value="24014" table:style-name="ce11">
            <text:p>24,014</text:p>
          </table:table-cell>
          <table:table-cell office:value-type="float" office:value="12811" table:style-name="ce11">
            <text:p>12,811</text:p>
          </table:table-cell>
          <table:table-cell office:value-type="float" office:value="11203" table:style-name="ce10">
            <text:p>11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0" table:style-name="ce52">
            <text:p>6,540</text:p>
          </table:table-cell>
          <table:table-cell office:value-type="float" office:value="20475" table:style-name="ce11">
            <text:p>20,475</text:p>
          </table:table-cell>
          <table:table-cell office:value-type="float" office:value="10638" table:style-name="ce11">
            <text:p>10,638</text:p>
          </table:table-cell>
          <table:table-cell office:value-type="float" office:value="9837" table:style-name="ce10">
            <text:p>9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57" table:style-name="ce52">
            <text:p>18,857</text:p>
          </table:table-cell>
          <table:table-cell office:value-type="float" office:value="53612" table:style-name="ce11">
            <text:p>53,612</text:p>
          </table:table-cell>
          <table:table-cell office:value-type="float" office:value="27672" table:style-name="ce11">
            <text:p>27,672</text:p>
          </table:table-cell>
          <table:table-cell office:value-type="float" office:value="25940" table:style-name="ce10">
            <text:p>25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3" table:style-name="ce52">
            <text:p>5,663</text:p>
          </table:table-cell>
          <table:table-cell office:value-type="float" office:value="16897" table:style-name="ce11">
            <text:p>16,897</text:p>
          </table:table-cell>
          <table:table-cell office:value-type="float" office:value="8965" table:style-name="ce11">
            <text:p>8,965</text:p>
          </table:table-cell>
          <table:table-cell office:value-type="float" office:value="7932" table:style-name="ce10">
            <text:p>7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7" table:style-name="ce52">
            <text:p>3,447</text:p>
          </table:table-cell>
          <table:table-cell office:value-type="float" office:value="9748" table:style-name="ce11">
            <text:p>9,748</text:p>
          </table:table-cell>
          <table:table-cell office:value-type="float" office:value="5208" table:style-name="ce11">
            <text:p>5,208</text:p>
          </table:table-cell>
          <table:table-cell office:value-type="float" office:value="4540" table:style-name="ce10">
            <text:p>4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01" table:style-name="ce52">
            <text:p>8,601</text:p>
          </table:table-cell>
          <table:table-cell office:value-type="float" office:value="24060" table:style-name="ce11">
            <text:p>24,060</text:p>
          </table:table-cell>
          <table:table-cell office:value-type="float" office:value="12570" table:style-name="ce11">
            <text:p>12,570</text:p>
          </table:table-cell>
          <table:table-cell office:value-type="float" office:value="11490" table:style-name="ce10">
            <text:p>11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65" table:style-name="ce52">
            <text:p>11,865</text:p>
          </table:table-cell>
          <table:table-cell office:value-type="float" office:value="34501" table:style-name="ce11">
            <text:p>34,501</text:p>
          </table:table-cell>
          <table:table-cell office:value-type="float" office:value="17883" table:style-name="ce11">
            <text:p>17,883</text:p>
          </table:table-cell>
          <table:table-cell office:value-type="float" office:value="16618" table:style-name="ce10">
            <text:p>16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27" table:style-name="ce52">
            <text:p>4,527</text:p>
          </table:table-cell>
          <table:table-cell office:value-type="float" office:value="15393" table:style-name="ce11">
            <text:p>15,393</text:p>
          </table:table-cell>
          <table:table-cell office:value-type="float" office:value="7765" table:style-name="ce11">
            <text:p>7,765</text:p>
          </table:table-cell>
          <table:table-cell office:value-type="float" office:value="7628" table:style-name="ce10">
            <text:p>7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01" table:style-name="ce52">
            <text:p>6,701</text:p>
          </table:table-cell>
          <table:table-cell office:value-type="float" office:value="17591" table:style-name="ce11">
            <text:p>17,591</text:p>
          </table:table-cell>
          <table:table-cell office:value-type="float" office:value="8960" table:style-name="ce11">
            <text:p>8,960</text:p>
          </table:table-cell>
          <table:table-cell office:value-type="float" office:value="8631" table:style-name="ce10">
            <text:p>8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3" table:style-name="ce52">
            <text:p>3,753</text:p>
          </table:table-cell>
          <table:table-cell office:value-type="float" office:value="10539" table:style-name="ce11">
            <text:p>10,539</text:p>
          </table:table-cell>
          <table:table-cell office:value-type="float" office:value="5408" table:style-name="ce11">
            <text:p>5,408</text:p>
          </table:table-cell>
          <table:table-cell office:value-type="float" office:value="5131" table:style-name="ce10">
            <text:p>5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3" table:style-name="ce52">
            <text:p>6,973</text:p>
          </table:table-cell>
          <table:table-cell office:value-type="float" office:value="18861" table:style-name="ce11">
            <text:p>18,861</text:p>
          </table:table-cell>
          <table:table-cell office:value-type="float" office:value="9760" table:style-name="ce11">
            <text:p>9,760</text:p>
          </table:table-cell>
          <table:table-cell office:value-type="float" office:value="9101" table:style-name="ce10">
            <text:p>9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91" table:style-name="ce52">
            <text:p>4,591</text:p>
          </table:table-cell>
          <table:table-cell office:value-type="float" office:value="12225" table:style-name="ce11">
            <text:p>12,225</text:p>
          </table:table-cell>
          <table:table-cell office:value-type="float" office:value="6691" table:style-name="ce11">
            <text:p>6,691</text:p>
          </table:table-cell>
          <table:table-cell office:value-type="float" office:value="5534" table:style-name="ce10">
            <text:p>5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4" table:style-name="ce52">
            <text:p>3,484</text:p>
          </table:table-cell>
          <table:table-cell office:value-type="float" office:value="8420" table:style-name="ce11">
            <text:p>8,420</text:p>
          </table:table-cell>
          <table:table-cell office:value-type="float" office:value="4496" table:style-name="ce11">
            <text:p>4,496</text:p>
          </table:table-cell>
          <table:table-cell office:value-type="float" office:value="3924" table:style-name="ce10">
            <text:p>3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0" table:style-name="ce52">
            <text:p>3,020</text:p>
          </table:table-cell>
          <table:table-cell office:value-type="float" office:value="7696" table:style-name="ce11">
            <text:p>7,696</text:p>
          </table:table-cell>
          <table:table-cell office:value-type="float" office:value="4178" table:style-name="ce11">
            <text:p>4,178</text:p>
          </table:table-cell>
          <table:table-cell office:value-type="float" office:value="3518" table:style-name="ce10">
            <text:p>3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83" table:style-name="ce52">
            <text:p>2,083</text:p>
          </table:table-cell>
          <table:table-cell office:value-type="float" office:value="5352" table:style-name="ce11">
            <text:p>5,352</text:p>
          </table:table-cell>
          <table:table-cell office:value-type="float" office:value="2837" table:style-name="ce11">
            <text:p>2,837</text:p>
          </table:table-cell>
          <table:table-cell office:value-type="float" office:value="2515" table:style-name="ce10">
            <text:p>2,5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0" table:style-name="ce52">
            <text:p>2,330</text:p>
          </table:table-cell>
          <table:table-cell office:value-type="float" office:value="7680" table:style-name="ce11">
            <text:p>7,680</text:p>
          </table:table-cell>
          <table:table-cell office:value-type="float" office:value="3864" table:style-name="ce11">
            <text:p>3,864</text:p>
          </table:table-cell>
          <table:table-cell office:value-type="float" office:value="3816" table:style-name="ce10">
            <text:p>3,8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9" table:style-name="ce52">
            <text:p>1,049</text:p>
          </table:table-cell>
          <table:table-cell office:value-type="float" office:value="3293" table:style-name="ce11">
            <text:p>3,293</text:p>
          </table:table-cell>
          <table:table-cell office:value-type="float" office:value="1682" table:style-name="ce11">
            <text:p>1,682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5" table:style-name="ce52">
            <text:p>2,055</text:p>
          </table:table-cell>
          <table:table-cell office:value-type="float" office:value="6783" table:style-name="ce11">
            <text:p>6,783</text:p>
          </table:table-cell>
          <table:table-cell office:value-type="float" office:value="3424" table:style-name="ce11">
            <text:p>3,424</text:p>
          </table:table-cell>
          <table:table-cell office:value-type="float" office:value="3359" table:style-name="ce10">
            <text:p>3,3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92" table:style-name="ce52">
            <text:p>1,392</text:p>
          </table:table-cell>
          <table:table-cell office:value-type="float" office:value="5411" table:style-name="ce11">
            <text:p>5,411</text:p>
          </table:table-cell>
          <table:table-cell office:value-type="float" office:value="2823" table:style-name="ce11">
            <text:p>2,823</text:p>
          </table:table-cell>
          <table:table-cell office:value-type="float" office:value="2588" table:style-name="ce10">
            <text:p>2,5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1" table:style-name="ce52">
            <text:p>2,241</text:p>
          </table:table-cell>
          <table:table-cell office:value-type="float" office:value="7430" table:style-name="ce11">
            <text:p>7,430</text:p>
          </table:table-cell>
          <table:table-cell office:value-type="float" office:value="3740" table:style-name="ce11">
            <text:p>3,740</text:p>
          </table:table-cell>
          <table:table-cell office:value-type="float" office:value="3690" table:style-name="ce10">
            <text:p>3,6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4" table:style-name="ce52">
            <text:p>1,424</text:p>
          </table:table-cell>
          <table:table-cell office:value-type="float" office:value="4943" table:style-name="ce11">
            <text:p>4,943</text:p>
          </table:table-cell>
          <table:table-cell office:value-type="float" office:value="2527" table:style-name="ce11">
            <text:p>2,527</text:p>
          </table:table-cell>
          <table:table-cell office:value-type="float" office:value="2416" table:style-name="ce10">
            <text:p>2,4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2" table:style-name="ce52">
            <text:p>1,582</text:p>
          </table:table-cell>
          <table:table-cell office:value-type="float" office:value="4907" table:style-name="ce11">
            <text:p>4,907</text:p>
          </table:table-cell>
          <table:table-cell office:value-type="float" office:value="2515" table:style-name="ce11">
            <text:p>2,515</text:p>
          </table:table-cell>
          <table:table-cell office:value-type="float" office:value="2392" table:style-name="ce10">
            <text:p>2,3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9" table:style-name="ce53">
            <text:p>1,949</text:p>
          </table:table-cell>
          <table:table-cell office:value-type="float" office:value="4871" table:style-name="ce18">
            <text:p>4,871</text:p>
          </table:table-cell>
          <table:table-cell office:value-type="float" office:value="2442" table:style-name="ce18">
            <text:p>2,442</text:p>
          </table:table-cell>
          <table:table-cell office:value-type="float" office:value="2429" table:style-name="ce17">
            <text:p>2,42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213" table:style-name="ce71">
            <text:p>83,213</text:p>
          </table:table-cell>
          <table:table-cell office:value-type="float" office:value="216966" table:style-name="ce79">
            <text:p>216,966</text:p>
          </table:table-cell>
          <table:table-cell office:value-type="float" office:value="111673" table:style-name="ce79">
            <text:p>111,673</text:p>
          </table:table-cell>
          <table:table-cell office:value-type="float" office:value="105293" table:style-name="ce73">
            <text:p>105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31" table:style-name="ce52">
            <text:p>40,031</text:p>
          </table:table-cell>
          <table:table-cell office:value-type="float" office:value="105197" table:style-name="ce11">
            <text:p>105,197</text:p>
          </table:table-cell>
          <table:table-cell office:value-type="float" office:value="52525" table:style-name="ce11">
            <text:p>52,525</text:p>
          </table:table-cell>
          <table:table-cell office:value-type="float" office:value="52672" table:style-name="ce10">
            <text:p>52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65" table:style-name="ce52">
            <text:p>5,365</text:p>
          </table:table-cell>
          <table:table-cell office:value-type="float" office:value="13785" table:style-name="ce11">
            <text:p>13,785</text:p>
          </table:table-cell>
          <table:table-cell office:value-type="float" office:value="7245" table:style-name="ce11">
            <text:p>7,245</text:p>
          </table:table-cell>
          <table:table-cell office:value-type="float" office:value="6540" table:style-name="ce10">
            <text:p>6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2" table:style-name="ce52">
            <text:p>3,192</text:p>
          </table:table-cell>
          <table:table-cell office:value-type="float" office:value="8597" table:style-name="ce11">
            <text:p>8,597</text:p>
          </table:table-cell>
          <table:table-cell office:value-type="float" office:value="4448" table:style-name="ce11">
            <text:p>4,448</text:p>
          </table:table-cell>
          <table:table-cell office:value-type="float" office:value="4149" table:style-name="ce10">
            <text:p>4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80" table:style-name="ce52">
            <text:p>6,780</text:p>
          </table:table-cell>
          <table:table-cell office:value-type="float" office:value="17154" table:style-name="ce11">
            <text:p>17,154</text:p>
          </table:table-cell>
          <table:table-cell office:value-type="float" office:value="9018" table:style-name="ce11">
            <text:p>9,018</text:p>
          </table:table-cell>
          <table:table-cell office:value-type="float" office:value="8136" table:style-name="ce10">
            <text:p>8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47" table:style-name="ce52">
            <text:p>2,447</text:p>
          </table:table-cell>
          <table:table-cell office:value-type="float" office:value="5871" table:style-name="ce11">
            <text:p>5,871</text:p>
          </table:table-cell>
          <table:table-cell office:value-type="float" office:value="3081" table:style-name="ce11">
            <text:p>3,081</text:p>
          </table:table-cell>
          <table:table-cell office:value-type="float" office:value="2790" table:style-name="ce10">
            <text:p>2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50" table:style-name="ce52">
            <text:p>4,750</text:p>
          </table:table-cell>
          <table:table-cell office:value-type="float" office:value="11005" table:style-name="ce11">
            <text:p>11,005</text:p>
          </table:table-cell>
          <table:table-cell office:value-type="float" office:value="5840" table:style-name="ce11">
            <text:p>5,840</text:p>
          </table:table-cell>
          <table:table-cell office:value-type="float" office:value="5165" table:style-name="ce10">
            <text:p>5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8" table:style-name="ce52">
            <text:p>3,768</text:p>
          </table:table-cell>
          <table:table-cell office:value-type="float" office:value="8370" table:style-name="ce11">
            <text:p>8,370</text:p>
          </table:table-cell>
          <table:table-cell office:value-type="float" office:value="4629" table:style-name="ce11">
            <text:p>4,629</text:p>
          </table:table-cell>
          <table:table-cell office:value-type="float" office:value="3741" table:style-name="ce10">
            <text:p>3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3" table:style-name="ce52">
            <text:p>2,893</text:p>
          </table:table-cell>
          <table:table-cell office:value-type="float" office:value="7039" table:style-name="ce11">
            <text:p>7,039</text:p>
          </table:table-cell>
          <table:table-cell office:value-type="float" office:value="3975" table:style-name="ce11">
            <text:p>3,975</text:p>
          </table:table-cell>
          <table:table-cell office:value-type="float" office:value="3064" table:style-name="ce10">
            <text:p>3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31" table:style-name="ce52">
            <text:p>3,031</text:p>
          </table:table-cell>
          <table:table-cell office:value-type="float" office:value="7741" table:style-name="ce11">
            <text:p>7,741</text:p>
          </table:table-cell>
          <table:table-cell office:value-type="float" office:value="4095" table:style-name="ce11">
            <text:p>4,095</text:p>
          </table:table-cell>
          <table:table-cell office:value-type="float" office:value="3646" table:style-name="ce10">
            <text:p>3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5" table:style-name="ce52">
            <text:p>3,185</text:p>
          </table:table-cell>
          <table:table-cell office:value-type="float" office:value="8159" table:style-name="ce11">
            <text:p>8,159</text:p>
          </table:table-cell>
          <table:table-cell office:value-type="float" office:value="4212" table:style-name="ce11">
            <text:p>4,212</text:p>
          </table:table-cell>
          <table:table-cell office:value-type="float" office:value="3947" table:style-name="ce10">
            <text:p>3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5" table:style-name="ce52">
            <text:p>1,155</text:p>
          </table:table-cell>
          <table:table-cell office:value-type="float" office:value="4051" table:style-name="ce11">
            <text:p>4,051</text:p>
          </table:table-cell>
          <table:table-cell office:value-type="float" office:value="2143" table:style-name="ce11">
            <text:p>2,143</text:p>
          </table:table-cell>
          <table:table-cell office:value-type="float" office:value="1908" table:style-name="ce10">
            <text:p>1,9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4" table:style-name="ce52">
            <text:p>1,064</text:p>
          </table:table-cell>
          <table:table-cell office:value-type="float" office:value="3542" table:style-name="ce11">
            <text:p>3,542</text:p>
          </table:table-cell>
          <table:table-cell office:value-type="float" office:value="1900" table:style-name="ce11">
            <text:p>1,900</text:p>
          </table:table-cell>
          <table:table-cell office:value-type="float" office:value="1642" table:style-name="ce10">
            <text:p>1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7" table:style-name="ce52">
            <text:p>1,087</text:p>
          </table:table-cell>
          <table:table-cell office:value-type="float" office:value="4123" table:style-name="ce11">
            <text:p>4,123</text:p>
          </table:table-cell>
          <table:table-cell office:value-type="float" office:value="2199" table:style-name="ce11">
            <text:p>2,199</text:p>
          </table:table-cell>
          <table:table-cell office:value-type="float" office:value="1924" table:style-name="ce10">
            <text:p>1,9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3" table:style-name="ce52">
            <text:p>1,423</text:p>
          </table:table-cell>
          <table:table-cell office:value-type="float" office:value="3494" table:style-name="ce11">
            <text:p>3,494</text:p>
          </table:table-cell>
          <table:table-cell office:value-type="float" office:value="1892" table:style-name="ce11">
            <text:p>1,892</text:p>
          </table:table-cell>
          <table:table-cell office:value-type="float" office:value="1602" table:style-name="ce10">
            <text:p>1,6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6" table:style-name="ce52">
            <text:p>1,156</text:p>
          </table:table-cell>
          <table:table-cell office:value-type="float" office:value="3711" table:style-name="ce11">
            <text:p>3,711</text:p>
          </table:table-cell>
          <table:table-cell office:value-type="float" office:value="1872" table:style-name="ce11">
            <text:p>1,872</text:p>
          </table:table-cell>
          <table:table-cell office:value-type="float" office:value="1839" table:style-name="ce10">
            <text:p>1,8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6" table:style-name="ce53">
            <text:p>1,886</text:p>
          </table:table-cell>
          <table:table-cell office:value-type="float" office:value="5127" table:style-name="ce18">
            <text:p>5,127</text:p>
          </table:table-cell>
          <table:table-cell office:value-type="float" office:value="2599" table:style-name="ce18">
            <text:p>2,599</text:p>
          </table:table-cell>
          <table:table-cell office:value-type="float" office:value="2528" table:style-name="ce17">
            <text:p>2,52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51" table:style-name="ce71">
            <text:p>126,751</text:p>
          </table:table-cell>
          <table:table-cell office:value-type="float" office:value="326369" table:style-name="ce79">
            <text:p>326,369</text:p>
          </table:table-cell>
          <table:table-cell office:value-type="float" office:value="165174" table:style-name="ce79">
            <text:p>165,174</text:p>
          </table:table-cell>
          <table:table-cell office:value-type="float" office:value="161195" table:style-name="ce73">
            <text:p>161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40" table:style-name="ce52">
            <text:p>41,640</text:p>
          </table:table-cell>
          <table:table-cell office:value-type="float" office:value="103361" table:style-name="ce11">
            <text:p>103,361</text:p>
          </table:table-cell>
          <table:table-cell office:value-type="float" office:value="49690" table:style-name="ce11">
            <text:p>49,690</text:p>
          </table:table-cell>
          <table:table-cell office:value-type="float" office:value="53671" table:style-name="ce10">
            <text:p>53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8" table:style-name="ce52">
            <text:p>4,388</text:p>
          </table:table-cell>
          <table:table-cell office:value-type="float" office:value="10784" table:style-name="ce11">
            <text:p>10,784</text:p>
          </table:table-cell>
          <table:table-cell office:value-type="float" office:value="5615" table:style-name="ce11">
            <text:p>5,615</text:p>
          </table:table-cell>
          <table:table-cell office:value-type="float" office:value="5169" table:style-name="ce10">
            <text:p>5,1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71" table:style-name="ce52">
            <text:p>8,871</text:p>
          </table:table-cell>
          <table:table-cell office:value-type="float" office:value="23669" table:style-name="ce11">
            <text:p>23,669</text:p>
          </table:table-cell>
          <table:table-cell office:value-type="float" office:value="12547" table:style-name="ce11">
            <text:p>12,547</text:p>
          </table:table-cell>
          <table:table-cell office:value-type="float" office:value="11122" table:style-name="ce10">
            <text:p>11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07" table:style-name="ce52">
            <text:p>7,807</text:p>
          </table:table-cell>
          <table:table-cell office:value-type="float" office:value="20095" table:style-name="ce11">
            <text:p>20,095</text:p>
          </table:table-cell>
          <table:table-cell office:value-type="float" office:value="10269" table:style-name="ce11">
            <text:p>10,269</text:p>
          </table:table-cell>
          <table:table-cell office:value-type="float" office:value="9826" table:style-name="ce10">
            <text:p>9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91" table:style-name="ce52">
            <text:p>32,491</text:p>
          </table:table-cell>
          <table:table-cell office:value-type="float" office:value="83585" table:style-name="ce11">
            <text:p>83,585</text:p>
          </table:table-cell>
          <table:table-cell office:value-type="float" office:value="41901" table:style-name="ce11">
            <text:p>41,901</text:p>
          </table:table-cell>
          <table:table-cell office:value-type="float" office:value="41684" table:style-name="ce10">
            <text:p>41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07" table:style-name="ce52">
            <text:p>7,307</text:p>
          </table:table-cell>
          <table:table-cell office:value-type="float" office:value="17828" table:style-name="ce11">
            <text:p>17,828</text:p>
          </table:table-cell>
          <table:table-cell office:value-type="float" office:value="9442" table:style-name="ce11">
            <text:p>9,442</text:p>
          </table:table-cell>
          <table:table-cell office:value-type="float" office:value="8386" table:style-name="ce10">
            <text:p>8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7" table:style-name="ce52">
            <text:p>5,017</text:p>
          </table:table-cell>
          <table:table-cell office:value-type="float" office:value="12569" table:style-name="ce11">
            <text:p>12,569</text:p>
          </table:table-cell>
          <table:table-cell office:value-type="float" office:value="6675" table:style-name="ce11">
            <text:p>6,675</text:p>
          </table:table-cell>
          <table:table-cell office:value-type="float" office:value="5894" table:style-name="ce10">
            <text:p>5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2">
            <text:p>1,713</text:p>
          </table:table-cell>
          <table:table-cell office:value-type="float" office:value="4499" table:style-name="ce11">
            <text:p>4,499</text:p>
          </table:table-cell>
          <table:table-cell office:value-type="float" office:value="2518" table:style-name="ce11">
            <text:p>2,518</text:p>
          </table:table-cell>
          <table:table-cell office:value-type="float" office:value="1981" table:style-name="ce10">
            <text:p>1,9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1" table:style-name="ce52">
            <text:p>4,771</text:p>
          </table:table-cell>
          <table:table-cell office:value-type="float" office:value="11461" table:style-name="ce11">
            <text:p>11,461</text:p>
          </table:table-cell>
          <table:table-cell office:value-type="float" office:value="6149" table:style-name="ce11">
            <text:p>6,149</text:p>
          </table:table-cell>
          <table:table-cell office:value-type="float" office:value="5312" table:style-name="ce10">
            <text:p>5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0" table:style-name="ce52">
            <text:p>4,050</text:p>
          </table:table-cell>
          <table:table-cell office:value-type="float" office:value="10187" table:style-name="ce11">
            <text:p>10,187</text:p>
          </table:table-cell>
          <table:table-cell office:value-type="float" office:value="5541" table:style-name="ce11">
            <text:p>5,541</text:p>
          </table:table-cell>
          <table:table-cell office:value-type="float" office:value="4646" table:style-name="ce10">
            <text:p>4,6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72" table:style-name="ce52">
            <text:p>4,872</text:p>
          </table:table-cell>
          <table:table-cell office:value-type="float" office:value="15969" table:style-name="ce11">
            <text:p>15,969</text:p>
          </table:table-cell>
          <table:table-cell office:value-type="float" office:value="8193" table:style-name="ce11">
            <text:p>8,193</text:p>
          </table:table-cell>
          <table:table-cell office:value-type="float" office:value="7776" table:style-name="ce10">
            <text:p>7,7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6" table:style-name="ce52">
            <text:p>2,116</text:p>
          </table:table-cell>
          <table:table-cell office:value-type="float" office:value="6324" table:style-name="ce11">
            <text:p>6,324</text:p>
          </table:table-cell>
          <table:table-cell office:value-type="float" office:value="3330" table:style-name="ce11">
            <text:p>3,330</text:p>
          </table:table-cell>
          <table:table-cell office:value-type="float" office:value="2994" table:style-name="ce10">
            <text:p>2,99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8" table:style-name="ce53">
            <text:p>1,708</text:p>
          </table:table-cell>
          <table:table-cell office:value-type="float" office:value="6038" table:style-name="ce18">
            <text:p>6,038</text:p>
          </table:table-cell>
          <table:table-cell office:value-type="float" office:value="3304" table:style-name="ce18">
            <text:p>3,304</text:p>
          </table:table-cell>
          <table:table-cell office:value-type="float" office:value="2734" table:style-name="ce17">
            <text:p>2,73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44" table:style-name="ce71">
            <text:p>41,544</text:p>
          </table:table-cell>
          <table:table-cell office:value-type="float" office:value="105236" table:style-name="ce79">
            <text:p>105,236</text:p>
          </table:table-cell>
          <table:table-cell office:value-type="float" office:value="54316" table:style-name="ce79">
            <text:p>54,316</text:p>
          </table:table-cell>
          <table:table-cell office:value-type="float" office:value="50920" table:style-name="ce73">
            <text:p>50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549" table:style-name="ce52">
            <text:p>25,549</text:p>
          </table:table-cell>
          <table:table-cell office:value-type="float" office:value="63033" table:style-name="ce11">
            <text:p>63,033</text:p>
          </table:table-cell>
          <table:table-cell office:value-type="float" office:value="32126" table:style-name="ce11">
            <text:p>32,126</text:p>
          </table:table-cell>
          <table:table-cell office:value-type="float" office:value="30907" table:style-name="ce10">
            <text:p>30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94" table:style-name="ce52">
            <text:p>5,994</text:p>
          </table:table-cell>
          <table:table-cell office:value-type="float" office:value="14969" table:style-name="ce11">
            <text:p>14,969</text:p>
          </table:table-cell>
          <table:table-cell office:value-type="float" office:value="7946" table:style-name="ce11">
            <text:p>7,946</text:p>
          </table:table-cell>
          <table:table-cell office:value-type="float" office:value="7023" table:style-name="ce10">
            <text:p>7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9" table:style-name="ce52">
            <text:p>3,489</text:p>
          </table:table-cell>
          <table:table-cell office:value-type="float" office:value="9830" table:style-name="ce11">
            <text:p>9,830</text:p>
          </table:table-cell>
          <table:table-cell office:value-type="float" office:value="5125" table:style-name="ce11">
            <text:p>5,125</text:p>
          </table:table-cell>
          <table:table-cell office:value-type="float" office:value="4705" table:style-name="ce10">
            <text:p>4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7" table:style-name="ce52">
            <text:p>3,047</text:p>
          </table:table-cell>
          <table:table-cell office:value-type="float" office:value="8315" table:style-name="ce11">
            <text:p>8,315</text:p>
          </table:table-cell>
          <table:table-cell office:value-type="float" office:value="4295" table:style-name="ce11">
            <text:p>4,295</text:p>
          </table:table-cell>
          <table:table-cell office:value-type="float" office:value="4020" table:style-name="ce10">
            <text:p>4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4" table:style-name="ce52">
            <text:p>2,064</text:p>
          </table:table-cell>
          <table:table-cell office:value-type="float" office:value="5286" table:style-name="ce11">
            <text:p>5,286</text:p>
          </table:table-cell>
          <table:table-cell office:value-type="float" office:value="2864" table:style-name="ce11">
            <text:p>2,864</text:p>
          </table:table-cell>
          <table:table-cell office:value-type="float" office:value="2422" table:style-name="ce10">
            <text:p>2,42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01" table:style-name="ce53">
            <text:p>1,401</text:p>
          </table:table-cell>
          <table:table-cell office:value-type="float" office:value="3803" table:style-name="ce18">
            <text:p>3,803</text:p>
          </table:table-cell>
          <table:table-cell office:value-type="float" office:value="1960" table:style-name="ce18">
            <text:p>1,960</text:p>
          </table:table-cell>
          <table:table-cell office:value-type="float" office:value="1843" table:style-name="ce17">
            <text:p>1,84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11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27" table:style-name="ce71">
            <text:p>154,527</text:p>
          </table:table-cell>
          <table:table-cell office:value-type="float" office:value="368905" table:style-name="ce79">
            <text:p>368,905</text:p>
          </table:table-cell>
          <table:table-cell office:value-type="float" office:value="184153" table:style-name="ce79">
            <text:p>184,153</text:p>
          </table:table-cell>
          <table:table-cell office:value-type="float" office:value="184752" table:style-name="ce73">
            <text:p>184,75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766" table:style-name="ce52">
            <text:p>22,766</text:p>
          </table:table-cell>
          <table:table-cell office:value-type="float" office:value="51506" table:style-name="ce11">
            <text:p>51,506</text:p>
          </table:table-cell>
          <table:table-cell office:value-type="float" office:value="26249" table:style-name="ce11">
            <text:p>26,249</text:p>
          </table:table-cell>
          <table:table-cell office:value-type="float" office:value="25257" table:style-name="ce10">
            <text:p>25,25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39" table:style-name="ce52">
            <text:p>21,739</text:p>
          </table:table-cell>
          <table:table-cell office:value-type="float" office:value="53721" table:style-name="ce11">
            <text:p>53,721</text:p>
          </table:table-cell>
          <table:table-cell office:value-type="float" office:value="26915" table:style-name="ce11">
            <text:p>26,915</text:p>
          </table:table-cell>
          <table:table-cell office:value-type="float" office:value="26806" table:style-name="ce10">
            <text:p>26,80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90" table:style-name="ce52">
            <text:p>15,890</text:p>
          </table:table-cell>
          <table:table-cell office:value-type="float" office:value="38551" table:style-name="ce11">
            <text:p>38,551</text:p>
          </table:table-cell>
          <table:table-cell office:value-type="float" office:value="19261" table:style-name="ce11">
            <text:p>19,261</text:p>
          </table:table-cell>
          <table:table-cell office:value-type="float" office:value="19290" table:style-name="ce10">
            <text:p>19,29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34" table:style-name="ce52">
            <text:p>19,034</text:p>
          </table:table-cell>
          <table:table-cell office:value-type="float" office:value="43234" table:style-name="ce11">
            <text:p>43,234</text:p>
          </table:table-cell>
          <table:table-cell office:value-type="float" office:value="21332" table:style-name="ce11">
            <text:p>21,332</text:p>
          </table:table-cell>
          <table:table-cell office:value-type="float" office:value="21902" table:style-name="ce10">
            <text:p>21,90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2" table:style-name="ce52">
            <text:p>19,232</text:p>
          </table:table-cell>
          <table:table-cell office:value-type="float" office:value="46896" table:style-name="ce11">
            <text:p>46,896</text:p>
          </table:table-cell>
          <table:table-cell office:value-type="float" office:value="23758" table:style-name="ce11">
            <text:p>23,758</text:p>
          </table:table-cell>
          <table:table-cell office:value-type="float" office:value="23138" table:style-name="ce10">
            <text:p>23,13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10" table:style-name="ce52">
            <text:p>33,910</text:p>
          </table:table-cell>
          <table:table-cell office:value-type="float" office:value="82234" table:style-name="ce11">
            <text:p>82,234</text:p>
          </table:table-cell>
          <table:table-cell office:value-type="float" office:value="40686" table:style-name="ce11">
            <text:p>40,686</text:p>
          </table:table-cell>
          <table:table-cell office:value-type="float" office:value="41548" table:style-name="ce10">
            <text:p>41,54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56" table:style-name="ce53">
            <text:p>21,956</text:p>
          </table:table-cell>
          <table:table-cell office:value-type="float" office:value="52763" table:style-name="ce18">
            <text:p>52,763</text:p>
          </table:table-cell>
          <table:table-cell office:value-type="float" office:value="25952" table:style-name="ce18">
            <text:p>25,952</text:p>
          </table:table-cell>
          <table:table-cell office:value-type="float" office:value="26811" table:style-name="ce17">
            <text:p>26,811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018" table:style-name="ce71">
            <text:p>168,018</text:p>
          </table:table-cell>
          <table:table-cell office:value-type="float" office:value="448472" table:style-name="ce79">
            <text:p>448,472</text:p>
          </table:table-cell>
          <table:table-cell office:value-type="float" office:value="221125" table:style-name="ce79">
            <text:p>221,125</text:p>
          </table:table-cell>
          <table:table-cell office:value-type="float" office:value="227347" table:style-name="ce73">
            <text:p>227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871" table:style-name="ce52">
            <text:p>81,871</text:p>
          </table:table-cell>
          <table:table-cell office:value-type="float" office:value="217616" table:style-name="ce11">
            <text:p>217,616</text:p>
          </table:table-cell>
          <table:table-cell office:value-type="float" office:value="106965" table:style-name="ce11">
            <text:p>106,965</text:p>
          </table:table-cell>
          <table:table-cell office:value-type="float" office:value="110651" table:style-name="ce10">
            <text:p>110,6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100" table:style-name="ce52">
            <text:p>58,100</text:p>
          </table:table-cell>
          <table:table-cell office:value-type="float" office:value="152271" table:style-name="ce11">
            <text:p>152,271</text:p>
          </table:table-cell>
          <table:table-cell office:value-type="float" office:value="74283" table:style-name="ce11">
            <text:p>74,283</text:p>
          </table:table-cell>
          <table:table-cell office:value-type="float" office:value="77988" table:style-name="ce10">
            <text:p>77,98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047" table:style-name="ce53">
            <text:p>28,047</text:p>
          </table:table-cell>
          <table:table-cell office:value-type="float" office:value="78585" table:style-name="ce18">
            <text:p>78,585</text:p>
          </table:table-cell>
          <table:table-cell office:value-type="float" office:value="39877" table:style-name="ce18">
            <text:p>39,877</text:p>
          </table:table-cell>
          <table:table-cell office:value-type="float" office:value="38708" table:style-name="ce17">
            <text:p>38,70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625" table:style-name="ce71">
            <text:p>100,625</text:p>
          </table:table-cell>
          <table:table-cell office:value-type="float" office:value="267733" table:style-name="ce79">
            <text:p>267,733</text:p>
          </table:table-cell>
          <table:table-cell office:value-type="float" office:value="129830" table:style-name="ce79">
            <text:p>129,830</text:p>
          </table:table-cell>
          <table:table-cell office:value-type="float" office:value="137903" table:style-name="ce73">
            <text:p>137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67" table:style-name="ce52">
            <text:p>45,867</text:p>
          </table:table-cell>
          <table:table-cell office:value-type="float" office:value="120886" table:style-name="ce11">
            <text:p>120,886</text:p>
          </table:table-cell>
          <table:table-cell office:value-type="float" office:value="58068" table:style-name="ce11">
            <text:p>58,068</text:p>
          </table:table-cell>
          <table:table-cell office:value-type="float" office:value="62818" table:style-name="ce10">
            <text:p>62,81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758" table:style-name="ce53">
            <text:p>54,758</text:p>
          </table:table-cell>
          <table:table-cell office:value-type="float" office:value="146847" table:style-name="ce18">
            <text:p>146,847</text:p>
          </table:table-cell>
          <table:table-cell office:value-type="float" office:value="71762" table:style-name="ce18">
            <text:p>71,762</text:p>
          </table:table-cell>
          <table:table-cell office:value-type="float" office:value="75085" table:style-name="ce17">
            <text:p>75,08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196" table:style-name="ce71">
            <text:p>41,196</text:p>
          </table:table-cell>
          <table:table-cell office:value-type="float" office:value="140149" table:style-name="ce79">
            <text:p>140,149</text:p>
          </table:table-cell>
          <table:table-cell office:value-type="float" office:value="69956" table:style-name="ce79">
            <text:p>69,956</text:p>
          </table:table-cell>
          <table:table-cell office:value-type="float" office:value="70193" table:style-name="ce73">
            <text:p>70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72" table:style-name="ce52">
            <text:p>13,072</text:p>
          </table:table-cell>
          <table:table-cell office:value-type="float" office:value="43293" table:style-name="ce11">
            <text:p>43,293</text:p>
          </table:table-cell>
          <table:table-cell office:value-type="float" office:value="21587" table:style-name="ce11">
            <text:p>21,587</text:p>
          </table:table-cell>
          <table:table-cell office:value-type="float" office:value="21706" table:style-name="ce10">
            <text:p>21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60" table:style-name="ce52">
            <text:p>9,260</text:p>
          </table:table-cell>
          <table:table-cell office:value-type="float" office:value="30119" table:style-name="ce11">
            <text:p>30,119</text:p>
          </table:table-cell>
          <table:table-cell office:value-type="float" office:value="15085" table:style-name="ce11">
            <text:p>15,085</text:p>
          </table:table-cell>
          <table:table-cell office:value-type="float" office:value="15034" table:style-name="ce10">
            <text:p>15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07" table:style-name="ce52">
            <text:p>6,407</text:p>
          </table:table-cell>
          <table:table-cell office:value-type="float" office:value="20798" table:style-name="ce11">
            <text:p>20,798</text:p>
          </table:table-cell>
          <table:table-cell office:value-type="float" office:value="10284" table:style-name="ce11">
            <text:p>10,284</text:p>
          </table:table-cell>
          <table:table-cell office:value-type="float" office:value="10514" table:style-name="ce10">
            <text:p>10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37" table:style-name="ce52">
            <text:p>9,137</text:p>
          </table:table-cell>
          <table:table-cell office:value-type="float" office:value="32515" table:style-name="ce11">
            <text:p>32,515</text:p>
          </table:table-cell>
          <table:table-cell office:value-type="float" office:value="16342" table:style-name="ce11">
            <text:p>16,342</text:p>
          </table:table-cell>
          <table:table-cell office:value-type="float" office:value="16173" table:style-name="ce10">
            <text:p>16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5" table:style-name="ce52">
            <text:p>3,185</text:p>
          </table:table-cell>
          <table:table-cell office:value-type="float" office:value="12743" table:style-name="ce11">
            <text:p>12,743</text:p>
          </table:table-cell>
          <table:table-cell office:value-type="float" office:value="6310" table:style-name="ce11">
            <text:p>6,310</text:p>
          </table:table-cell>
          <table:table-cell office:value-type="float" office:value="6433" table:style-name="ce10">
            <text:p>6,43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81" table:style-name="ce18">
            <text:p>681</text:p>
          </table:table-cell>
          <table:table-cell office:value-type="float" office:value="348" table:style-name="ce18">
            <text:p>348</text:p>
          </table:table-cell>
          <table:table-cell office:value-type="float" office:value="333" table:style-name="ce17">
            <text:p>33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94" table:style-name="ce71">
            <text:p>3,194</text:p>
          </table:table-cell>
          <table:table-cell office:value-type="float" office:value="13093" table:style-name="ce79">
            <text:p>13,093</text:p>
          </table:table-cell>
          <table:table-cell office:value-type="float" office:value="7498" table:style-name="ce79">
            <text:p>7,498</text:p>
          </table:table-cell>
          <table:table-cell office:value-type="float" office:value="5595" table:style-name="ce73">
            <text:p>5,5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21" table:style-name="ce52">
            <text:p>1,821</text:p>
          </table:table-cell>
          <table:table-cell office:value-type="float" office:value="7602" table:style-name="ce11">
            <text:p>7,602</text:p>
          </table:table-cell>
          <table:table-cell office:value-type="float" office:value="4275" table:style-name="ce11">
            <text:p>4,275</text:p>
          </table:table-cell>
          <table:table-cell office:value-type="float" office:value="3327" table:style-name="ce10">
            <text:p>3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22" table:style-name="ce52">
            <text:p>722</text:p>
          </table:table-cell>
          <table:table-cell office:value-type="float" office:value="2596" table:style-name="ce11">
            <text:p>2,596</text:p>
          </table:table-cell>
          <table:table-cell office:value-type="float" office:value="1478" table:style-name="ce11">
            <text:p>1,478</text:p>
          </table:table-cell>
          <table:table-cell office:value-type="float" office:value="1118" table:style-name="ce10">
            <text:p>1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5" table:style-name="ce52">
            <text:p>305</text:p>
          </table:table-cell>
          <table:table-cell office:value-type="float" office:value="1549" table:style-name="ce11">
            <text:p>1,549</text:p>
          </table:table-cell>
          <table:table-cell office:value-type="float" office:value="945" table:style-name="ce11">
            <text:p>945</text:p>
          </table:table-cell>
          <table:table-cell office:value-type="float" office:value="604" table:style-name="ce10">
            <text:p>60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46" table:style-name="ce18">
            <text:p>1,346</text:p>
          </table:table-cell>
          <table:table-cell office:value-type="float" office:value="800" table:style-name="ce18">
            <text:p>800</text:p>
          </table:table-cell>
          <table:table-cell office:value-type="float" office:value="546" table:style-name="ce17">
            <text:p>54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何袖綾</dc:creator>
    <meta:creation-date>1998-03-06T04:37:15Z</meta:creation-date>
    <dc:date>2019-12-04T10:07:21Z</dc:date>
    <meta:print-date>2019-10-04T02:37:57Z</meta:print-date>
  </office:meta>
</office:document-meta>
</file>